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264in"/>
    </style:style>
    <style:style style:name="co2" style:family="table-column">
      <style:table-column-properties fo:break-before="auto" style:column-width="4.5028in"/>
    </style:style>
    <style:style style:name="co3" style:family="table-column">
      <style:table-column-properties fo:break-before="auto" style:column-width="4.9402in"/>
    </style:style>
    <style:style style:name="co4" style:family="table-column">
      <style:table-column-properties fo:break-before="auto" style:column-width="0.889in"/>
    </style:style>
    <style:style style:name="co5" style:family="table-column">
      <style:table-column-properties fo:break-before="auto" style:column-width="1.8098in"/>
    </style:style>
    <style:style style:name="co6" style:family="table-column">
      <style:table-column-properties fo:break-before="auto" style:column-width="4.7429in"/>
    </style:style>
    <style:style style:name="co7" style:family="table-column">
      <style:table-column-properties fo:break-before="auto" style:column-width="5.0091in"/>
    </style:style>
    <style:style style:name="co8" style:family="table-column">
      <style:table-column-properties fo:break-before="auto" style:column-width="1.852in"/>
    </style:style>
    <style:style style:name="co9" style:family="table-column">
      <style:table-column-properties fo:break-before="auto" style:column-width="5.3862in"/>
    </style:style>
    <style:style style:name="co10" style:family="table-column">
      <style:table-column-properties fo:break-before="auto" style:column-width="5.0689in"/>
    </style:style>
    <style:style style:name="co11" style:family="table-column">
      <style:table-column-properties fo:break-before="auto" style:column-width="1.7752in"/>
    </style:style>
    <style:style style:name="co12" style:family="table-column">
      <style:table-column-properties fo:break-before="auto" style:column-width="5.2917in"/>
    </style:style>
    <style:style style:name="co13" style:family="table-column">
      <style:table-column-properties fo:break-before="auto" style:column-width="5.1807in"/>
    </style:style>
    <style:style style:name="co14" style:family="table-column">
      <style:table-column-properties fo:break-before="auto" style:column-width="1.5346in"/>
    </style:style>
    <style:style style:name="co15" style:family="table-column">
      <style:table-column-properties fo:break-before="auto" style:column-width="3.8854in"/>
    </style:style>
    <style:style style:name="co16" style:family="table-column">
      <style:table-column-properties fo:break-before="auto" style:column-width="3.3193in"/>
    </style:style>
    <style:style style:name="ro1" style:family="table-row">
      <style:table-row-properties style:row-height="0.1917in" fo:break-before="auto" style:use-optimal-row-height="true"/>
    </style:style>
    <style:style style:name="ro2" style:family="table-row">
      <style:table-row-properties style:row-height="1.6063in" fo:break-before="auto" style:use-optimal-row-height="true"/>
    </style:style>
    <style:style style:name="ro3" style:family="table-row">
      <style:table-row-properties style:row-height="1.9583in" fo:break-before="auto" style:use-optimal-row-height="true"/>
    </style:style>
    <style:style style:name="ro4" style:family="table-row">
      <style:table-row-properties style:row-height="0.7252in" fo:break-before="auto" style:use-optimal-row-height="true"/>
    </style:style>
    <style:style style:name="ro5" style:family="table-row">
      <style:table-row-properties style:row-height="1.4299in" fo:break-before="auto" style:use-optimal-row-height="true"/>
    </style:style>
    <style:style style:name="ro6" style:family="table-row">
      <style:table-row-properties style:row-height="0.178in" fo:break-before="auto" style:use-optimal-row-height="true"/>
    </style:style>
    <style:style style:name="ro7" style:family="table-row">
      <style:table-row-properties style:row-height="0.1902in" fo:break-before="auto" style:use-optimal-row-height="false"/>
    </style:style>
    <style:style style:name="ro8" style:family="table-row">
      <style:table-row-properties style:row-height="2.2181in" fo:break-before="auto" style:use-optimal-row-height="true"/>
    </style:style>
    <style:style style:name="ro9" style:family="table-row">
      <style:table-row-properties style:row-height="1.6374in" fo:break-before="auto" style:use-optimal-row-height="true"/>
    </style:style>
    <style:style style:name="ro10" style:family="table-row">
      <style:table-row-properties style:row-height="0.9016in" fo:break-before="auto" style:use-optimal-row-height="true"/>
    </style:style>
    <style:style style:name="ro11" style:family="table-row">
      <style:table-row-properties style:row-height="1.7929in" fo:break-before="auto" style:use-optimal-row-height="true"/>
    </style:style>
    <style:style style:name="ro12" style:family="table-row">
      <style:table-row-properties style:row-height="1.7827in" fo:break-before="auto" style:use-optimal-row-height="true"/>
    </style:style>
    <style:style style:name="ro13" style:family="table-row">
      <style:table-row-properties style:row-height="1.5917in" fo:break-before="auto" style:use-optimal-row-height="true"/>
    </style:style>
    <style:style style:name="ro14" style:family="table-row">
      <style:table-row-properties style:row-height="1.078in" fo:break-before="auto" style:use-optimal-row-height="true"/>
    </style:style>
    <style:style style:name="ro15" style:family="table-row">
      <style:table-row-properties style:row-height="1.1189in" fo:break-before="auto" style:use-optimal-row-height="true"/>
    </style:style>
    <style:style style:name="ro16" style:family="table-row">
      <style:table-row-properties style:row-height="1.4425in" fo:break-before="auto" style:use-optimal-row-height="true"/>
    </style:style>
    <style:style style:name="ro17" style:family="table-row">
      <style:table-row-properties style:row-height="0.8953in" fo:break-before="auto" style:use-optimal-row-height="true"/>
    </style:style>
    <style:style style:name="ro18" style:family="table-row">
      <style:table-row-properties style:row-height="1.8319in" fo:break-before="auto" style:use-optimal-row-height="true"/>
    </style:style>
    <style:style style:name="ro19" style:family="table-row">
      <style:table-row-properties style:row-height="0.1984in" fo:break-before="auto" style:use-optimal-row-height="false"/>
    </style:style>
    <style:style style:name="ta1" style:family="table" style:master-page-name="Default">
      <style:table-properties table:display="true" style:writing-mode="lr-tb"/>
    </style:style>
    <style:style style:name="ce15" style:family="table-cell" style:parent-style-name="Default">
      <style:table-cell-properties fo:border-bottom="0.06pt solid #000000" fo:border-left="0.51pt solid #000000" fo:border-right="0.51pt solid #000000" fo:border-top="0.06pt solid #000000"/>
      <style:text-properties style:use-window-font-color="true"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06pt solid #000000" fo:border-left="0.51pt solid #000000" fo:border-right="0.51pt solid #000000" fo:border-top="0.06pt solid #000000"/>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06pt solid #000000" fo:border-left="0.51pt solid #000000" fo:border-right="0.51pt solid #000000" fo:border-top="0.06pt solid #000000"/>
      <style:text-properties style:text-outline="false" style:text-line-through-style="none" style:text-line-through-type="none" style:font-name="Arial" fo:font-size="11pt"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6pt solid #000000" fo:border-left="0.51pt solid #000000" fo:border-right="0.51pt solid #000000" fo:border-top="0.06pt solid #000000"/>
      <style:text-properties style:use-window-font-color="true" style:text-outline="false" style:text-line-through-style="none" style:text-line-through-type="none" style:font-name="Arial" fo:font-size="11pt" fo:language="ru" fo:country="RU"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name-complex="Arial" style:font-size-complex="12pt" style:language-complex="none" style:country-complex="none" style:font-style-complex="normal" style:font-weight-complex="bold" style:text-emphasize="none" style:font-relief="none" style:text-overline-style="none" style:text-overline-color="font-color"/>
    </style:style>
    <style:style style:name="ce19" style:family="table-cell" style:parent-style-name="Default">
      <style:table-cell-properties fo:border-bottom="0.06pt solid #000000" fo:border-left="0.51pt solid #000000" fo:border-right="0.51pt solid #000000" fo:border-top="0.06pt solid #000000"/>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language-complex="none" style:country-complex="none" style:font-style-complex="normal" style:font-weight-complex="bold" style:text-emphasize="none" style:font-relief="none" style:text-overline-style="none" style:text-overline-color="font-color"/>
    </style:style>
    <style:style style:name="ce20" style:family="table-cell" style:parent-style-name="Default">
      <style:table-cell-properties fo:border-bottom="0.06pt solid #000000" fo:border-left="0.51pt solid #000000" fo:border-right="0.51pt solid #000000" fo:border-top="0.06pt solid #000000"/>
      <style:text-properties style:use-window-font-color="true"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name-complex="Arial" style:font-size-complex="12pt" style:language-complex="none" style:country-complex="none" style:font-style-complex="normal" style:font-weight-complex="bold" style:text-emphasize="none" style:font-relief="none" style:text-overline-style="none" style:text-overline-color="font-color"/>
    </style:style>
    <style:style style:name="ce21" style:family="table-cell" style:parent-style-name="Default">
      <style:table-cell-properties fo:border-bottom="0.06pt solid #000000" fo:border-left="0.51pt solid #000000" fo:border-right="0.51pt solid #000000" fo:border-top="0.06pt solid #000000"/>
      <style:text-properties style:use-window-font-color="true" style:text-outline="false" style:text-line-through-style="none" style:text-line-through-type="none" style:font-name="Arial" fo:font-size="11pt"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name-complex="Arial" style:font-size-complex="12pt" style:language-complex="none" style:country-complex="none" style:font-style-complex="normal" style:font-weight-complex="bold" style:text-emphasize="none" style:font-relief="none" style:text-overline-style="none" style:text-overline-color="font-color"/>
    </style:style>
    <style:style style:name="ce22" style:family="table-cell" style:parent-style-name="Default">
      <style:table-cell-properties fo:border-bottom="0.06pt solid #000000" fo:border-left="0.51pt solid #000000" fo:border-right="0.51pt solid #000000" fo:border-top="0.06pt solid #000000"/>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language-complex="none" style:country-complex="none" style:font-style-complex="normal" style:text-emphasize="none" style:font-relief="none" style:text-overline-style="none" style:text-overline-color="font-color"/>
    </style:style>
    <style:style style:name="ce23" style:family="table-cell" style:parent-style-name="Default">
      <style:table-cell-properties fo:border-bottom="0.06pt solid #000000" fo:border-left="0.51pt solid #000000" fo:border-right="0.51pt solid #000000" fo:border-top="0.06pt solid #000000"/>
      <style:text-properties style:use-window-font-color="true" style:text-outline="false" style:text-line-through-style="none" style:text-line-through-type="none" fo:font-size="11pt"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language-complex="none" style:country-complex="none" style:font-style-complex="normal" style:font-weight-complex="bold" style:text-emphasize="none" style:font-relief="none" style:text-overline-style="none" style:text-overline-color="font-color"/>
    </style:style>
    <style:style style:name="ce24" style:family="table-cell" style:parent-style-name="Default">
      <style:text-properties style:font-name="FreeSans"/>
    </style:style>
    <style:style style:name="ce26" style:family="table-cell" style:parent-style-name="Default">
      <style:table-cell-properties fo:border-bottom="0.06pt solid #000000" fo:border-left="0.51pt solid #000000" fo:border-right="0.51pt solid #000000" fo:border-top="0.06pt solid #000000"/>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Lohit Devanagari" style:font-size-complex="10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fo:border-bottom="0.06pt solid #000000" fo:border-left="0.51pt solid #000000" fo:border-right="0.51pt solid #000000" fo:border-top="0.06pt solid #000000"/>
      <style:text-properties style:use-window-font-color="true" style:text-outline="false" style:text-line-through-style="none" style:text-line-through-type="none" style:font-name="Arial" fo:font-size="11pt" fo:language="en" fo:country="GB"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name-complex="Arial" style:font-size-complex="12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ext-properties style:font-name="Arial" fo:font-size="11pt" style:font-size-asian="11pt" style:language-asian="ar" style:country-asian="SA" style:font-name-complex="Arial" style:font-size-complex="12pt" style:language-complex="none" style:country-complex="none"/>
    </style:style>
    <style:style style:name="ce38" style:family="table-cell" style:parent-style-name="Default">
      <style:table-cell-properties fo:wrap-option="wrap"/>
      <style:text-properties style:use-window-font-color="true" style:text-outline="false" style:text-line-through-style="none" style:text-line-through-type="none" style:font-name="Free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style:font-name="Arial" fo:font-size="11pt" fo:language="en" fo:country="GB" style:language-asian="ar" style:country-asian="SA" style:font-name-complex="Arial" style:font-size-asian="11pt" style:font-size-complex="12pt"/>
    </style:style>
    <style:style style:name="T2" style:family="text">
      <style:text-properties style:font-name="Arial" fo:language="en" fo:country="GB" style:font-name-complex="Arial" style:font-size-complex="12pt"/>
    </style:style>
    <style:style style:name="T3" style:family="text">
      <style:text-properties style:font-name="Arial" style:font-name-complex="Arial" style:font-size-complex="12pt" fo:language="en" fo:country="US"/>
    </style:style>
    <style:style style:name="T4" style:family="text">
      <style:text-properties style:use-window-font-color="true" style:font-name="Arial" fo:font-size="11pt" fo:language="en" fo:country="GB" style:language-asian="ar" style:country-asian="SA" style:font-name-complex="Arial" style:font-size-asian="11pt" style:font-size-complex="12pt" style:font-weight-complex="bold"/>
    </style:style>
    <style:style style:name="T5" style:family="text">
      <style:text-properties style:use-window-font-color="true" style:font-name="Arial" fo:font-size="11pt" style:language-asian="ar" style:country-asian="SA" style:font-name-complex="Arial" style:font-size-asian="11pt" style:font-size-complex="12pt" style:font-weight-complex="bold" fo:language="en" fo:country="US"/>
    </style:style>
    <style:style style:name="T6" style:family="text">
      <style:text-properties fo:language="en" fo:country="US"/>
    </style:style>
    <style:style style:name="T7" style:family="text">
      <style:text-properties fo:language="en" fo:country="US" style:font-name="Arial" style:font-name-complex="Arial" style:font-size-complex="12pt"/>
    </style:style>
    <style:style style:name="T8" style:family="text">
      <style:text-properties style:font-name="Arial" fo:language="en" fo:country="US" style:font-name-complex="Arial" style:font-size-complex="12pt"/>
    </style:style>
    <style:style style:name="T9" style:family="text">
      <style:text-properties style:font-name="Arial" style:font-name-complex="Arial" style:font-size-complex="12pt"/>
    </style:style>
    <style:style style:name="T10" style:family="text">
      <style:text-properties style:use-window-font-color="true" style:font-name="Arial" fo:font-size="11pt" fo:language="en" fo:country="US" style:language-asian="ar" style:country-asian="SA" style:font-name-complex="Arial" style:font-size-asian="11pt" style:font-size-complex="12pt"/>
    </style:style>
    <style:style style:name="T11" style:family="text">
      <style:text-properties style:use-window-font-color="true" style:font-name="Arial" fo:font-size="11pt" style:language-asian="ar" style:country-asian="SA" style:font-name-complex="Arial" style:font-size-asian="11pt" style:font-size-complex="12pt" fo:language="en" fo:country="GB"/>
    </style:style>
    <style:style style:name="T12" style:family="text">
      <style:text-properties style:use-window-font-color="true" style:font-name="Arial" fo:font-size="11pt" style:language-asian="ar" style:country-asian="SA" style:font-name-complex="Arial" style:font-size-asian="11pt" style:font-size-complex="12pt" fo:language="en" fo:country="US"/>
    </style:style>
    <style:style style:name="T13" style:family="text">
      <style:text-properties style:font-name="Arial" style:font-name-complex="Arial" style:font-size-complex="12pt" fo:language="en" fo:country="GB"/>
    </style:style>
    <style:style style:name="T14" style:family="text">
      <style:text-properties style:use-window-font-color="true" fo:font-size="11pt" style:language-asian="ar" style:country-asian="SA" style:font-size-asian="11pt" fo:language="en" fo:country="US" style:font-name="Calibri" style:font-name-complex="Calibri"/>
    </style:style>
    <style:style style:name="T15" style:family="text">
      <style:text-properties style:use-window-font-color="true" fo:font-size="11pt" style:language-asian="ar" style:country-asian="SA" style:font-size-asian="11pt" fo:language="en" fo:country="US" style:font-name="Arial" style:font-name-complex="Arial" style:font-size-complex="12pt"/>
    </style:style>
    <style:style style:name="T16" style:family="text">
      <style:text-properties style:use-window-font-color="true" style:font-name="Arial" fo:font-size="11pt" style:language-asian="ar" style:country-asian="SA" style:font-name-complex="Arial" style:font-size-asian="11pt" style:font-size-complex="12pt" style:font-weight-complex="bold" fo:language="en" fo:country="GB"/>
    </style:style>
    <style:style style:name="T17" style:family="text">
      <style:text-properties style:use-window-font-color="true" style:font-name="Arial" fo:font-size="11pt" style:language-asian="ar" style:country-asian="SA" style:font-name-complex="Arial" style:font-size-asian="11pt" style:font-size-complex="12pt"/>
    </style:style>
  </office:automatic-styles>
  <office:body>
    <office:spreadsheet>
      <table:calculation-settings table:automatic-find-labels="false" table:use-regular-expressions="false" table:use-wildcards="true"/>
      <table:table table:name="MRT" table:style-name="ta1">
        <table:table-column table:style-name="co1" table:default-cell-style-name="ce16"/>
        <table:table-column table:style-name="co2" table:default-cell-style-name="ce18"/>
        <table:table-column table:style-name="co3" table:default-cell-style-name="ce22"/>
        <table:table-column table:style-name="co4" table:number-columns-repeated="1021" table:default-cell-style-name="Default"/>
        <table:table-row table:style-name="ro1">
          <table:table-cell table:style-name="ce15" office:value-type="string" calcext:value-type="string">
            <text:p>key</text:p>
          </table:table-cell>
          <table:table-cell office:value-type="string" calcext:value-type="string">
            <text:p>ru</text:p>
          </table:table-cell>
          <table:table-cell table:style-name="ce20" office:value-type="string" calcext:value-type="string">
            <text:p>en</text:p>
          </table:table-cell>
          <table:table-cell table:number-columns-repeated="1021"/>
        </table:table-row>
        <table:table-row table:style-name="ro1">
          <table:table-cell table:style-name="ce15" office:value-type="string" calcext:value-type="string">
            <text:p>TITLE</text:p>
          </table:table-cell>
          <table:table-cell table:style-name="ce15" office:value-type="string" calcext:value-type="string">
            <text:p>Тест на понимание законов механики</text:p>
          </table:table-cell>
          <table:table-cell table:style-name="ce15" office:value-type="string" calcext:value-type="string">
            <text:p>Mechanical reasoning test</text:p>
          </table:table-cell>
          <table:table-cell table:number-columns-repeated="1021"/>
        </table:table-row>
        <table:table-row table:style-name="ro2">
          <table:table-cell table:style-name="ce15" office:value-type="string" calcext:value-type="string">
            <text:p>INSTRUCTIONS</text:p>
          </table:table-cell>
          <table:table-cell office:value-type="string" calcext:value-type="string">
            <text:p>Инструкция</text:p>
            <text:p/>
            <text:p>Вы увидите изображение с вопросом под ним, и три возможных варианта ответа. Пожалуйста, нажмите на правильный ответ и кнопку Вперёд, после чего будет загружено новое задание.</text:p>
            <text:p>На каждое задание дается 25 секунд.</text:p>
            <text:p>Если время закончится прежде, чем Вы успеете ответить, просто нажмите Далее, чтобы перейти к следующему заданию. </text:p>
            <text:p/>
            <text:p>Удачи!</text:p>
            <text:p/>
            <text:p>Нажмите на кнопку ниже, чтобы продолжить.</text:p>
          </table:table-cell>
          <table:table-cell table:style-name="ce20" office:value-type="string" calcext:value-type="string">
            <text:p>Instructions</text:p>
            <text:p/>
            <text:p>You will see an image with a question under it, and three possible answers. Please click on the correct answer and the Forward button, after which a new task will be downloaded.</text:p>
            <text:p>You are given 25 seconds each task.</text:p>
            <text:p>If the time runs out before you click on the right answer, just click Next to continue to the next task. </text:p>
            <text:p/>
            <text:p>Good luck!</text:p>
            <text:p/>
            <text:p>Click on the button below to continue.</text:p>
          </table:table-cell>
          <table:table-cell table:number-columns-repeated="1021"/>
        </table:table-row>
        <table:table-row table:style-name="ro3">
          <table:table-cell office:value-type="string" calcext:value-type="string">
            <text:p>PRACTICE_QUESTION_1</text:p>
          </table:table-cell>
          <table:table-cell table:style-name="ce19" office:value-type="string" calcext:value-type="string">
            <text:p>Пример задания.</text:p>
            <text:p/>
            <text:p>Когда левая шестеренка вращается в направлении, показанном на картинке, в какую сторону движется правая шестеренка?</text:p>
            <text:p/>
            <text:p>Если Вы не уверены, нажмите кнопку Вперёд, чтобы увидеть ответ.</text:p>
            <text:p/>
            <text:p>Выберите правильный ответ<text:span text:style-name="T1">:</text:span></text:p>
            <text:p/>
            <text:p/>
            <text:p/>
            <text:p>Может повернуться в любом направлении.</text:p>
          </table:table-cell>
          <table:table-cell table:style-name="ce21" office:value-type="string" calcext:value-type="string">
            <text:p>Example question. </text:p>
            <text:p/>
            <text:p>When the left gear rotates in the direction shown in the picture, in which direction does the right gear move?</text:p>
            <text:p/>
            <text:p>If you are not sure, click the Forward button to see the answer.</text:p>
            <text:p/>
            <text:p>Choose the correct answer:</text:p>
            <text:p/>
            <text:p><text:span text:style-name="T2">A</text:span><text:span text:style-name="T3">.</text:span></text:p>
            <text:p><text:span text:style-name="T2">B</text:span><text:span text:style-name="T3">.</text:span></text:p>
            <text:p><text:span text:style-name="T2">C</text:span><text:span text:style-name="T3">. Can move in any direction.</text:span></text:p>
          </table:table-cell>
          <table:table-cell table:number-columns-repeated="1021"/>
        </table:table-row>
        <table:table-row table:style-name="ro4">
          <table:table-cell office:value-type="string" calcext:value-type="string">
            <text:p>PRACTICE_FEEDBACK_1</text:p>
          </table:table-cell>
          <table:table-cell office:value-type="string" calcext:value-type="string">
            <text:p>Самопроверка</text:p>
            <text:p/>
            <text:p>Для этого задания правильным ответом является вариант A.</text:p>
            <text:p>Нажмите кнопку Вперёд, чтобы приступить к заданиям.</text:p>
          </table:table-cell>
          <table:table-cell table:style-name="ce20" office:value-type="string" calcext:value-type="string">
            <text:p>Self-check</text:p>
            <text:p/>
            <text:p>For this question, the correct answer is option A.</text:p>
            <text:p>Click the Forward button to start the test.</text:p>
          </table:table-cell>
          <table:table-cell table:number-columns-repeated="1021"/>
        </table:table-row>
        <table:table-row table:style-name="ro5">
          <table:table-cell office:value-type="string" calcext:value-type="string">
            <text:p>QUESTION_1</text:p>
          </table:table-cell>
          <table:table-cell office:value-type="string" calcext:value-type="string">
            <text:p>Задание 1.</text:p>
            <text:p/>
            <text:p>Если рукоятка 2 повернется в указанном направлении, в каком направлении повернется шестеренка 1?</text:p>
            <text:p/>
            <text:p>Выберите правильный ответ:</text:p>
            <text:p/>
            <text:p/>
            <text:p>Может повернуться в любом направлении</text:p>
          </table:table-cell>
          <table:table-cell table:style-name="ce21" office:value-type="string" calcext:value-type="string">
            <text:p><text:span text:style-name="T4">Question</text:span><text:span text:style-name="T5"> 1. </text:span></text:p>
            <text:p/>
            <text:p>If the handle 2 rotates in the indicated direction, in which direction will the gear 1 rotate?</text:p>
            <text:p/>
            <text:p>Choose the correct answer:</text:p>
            <text:p><text:span text:style-name="T2">A</text:span><text:span text:style-name="T3">.</text:span></text:p>
            <text:p><text:span text:style-name="T2">B</text:span><text:span text:style-name="T3">.</text:span></text:p>
            <text:p><text:span text:style-name="T2">C</text:span><text:span text:style-name="T3">. Can rotate in any direction.</text:span></text:p>
          </table:table-cell>
          <table:table-cell table:number-columns-repeated="1021"/>
        </table:table-row>
        <table:table-row table:style-name="ro5">
          <table:table-cell office:value-type="string" calcext:value-type="string">
            <text:p>QUESTION_2</text:p>
          </table:table-cell>
          <table:table-cell office:value-type="string" calcext:value-type="string">
            <text:p>Задание 2.</text:p>
            <text:p/>
            <text:p>Если шестеренка 1 сделает один полный оборот, шестеренка 2 сделает… </text:p>
            <text:p/>
            <text:p>Выберите правильный ответ</text:p>
            <text:p>Два полных оборота</text:p>
            <text:p>Пол-оборота</text:p>
            <text:p>Один полный оборот</text:p>
          </table:table-cell>
          <table:table-cell office:value-type="string" calcext:value-type="string">
            <text:p><text:span text:style-name="T4">Question</text:span> 2. </text:p>
            <text:p/>
            <text:p>If gear 1 makes one full turn, gear 2 makes...</text:p>
            <text:p/>
            <text:p>Choose the correct answer:</text:p>
            <text:p><text:span text:style-name="T2">A</text:span><text:span text:style-name="T3">.</text:span><text:span text:style-name="T6"> </text:span><text:span text:style-name="T7">Two full turns</text:span></text:p>
            <text:p><text:span text:style-name="T2">B</text:span><text:span text:style-name="T3">. Half turn</text:span></text:p>
            <text:p><text:span text:style-name="T2">C</text:span><text:span text:style-name="T3">. One full turn</text:span></text:p>
          </table:table-cell>
          <table:table-cell table:number-columns-repeated="1021"/>
        </table:table-row>
        <table:table-row table:style-name="ro2">
          <table:table-cell office:value-type="string" calcext:value-type="string">
            <text:p>QUESTION_3</text:p>
          </table:table-cell>
          <table:table-cell office:value-type="string" calcext:value-type="string">
            <text:p>Задание 3.</text:p>
            <text:p/>
            <text:p>Если опустить рукоятку вниз, в каком направлении повернется колесо?</text:p>
            <text:p/>
            <text:p>Выберите правильный ответ</text:p>
            <text:p/>
            <text:p/>
            <text:p>Может повернуться в обоих направлениях</text:p>
            <text:p/>
          </table:table-cell>
          <table:table-cell office:value-type="string" calcext:value-type="string">
            <text:p><text:span text:style-name="T4">Question</text:span> 3. </text:p>
            <text:p/>
            <text:p>If you lower the handle down, in what direction will the wheel turn?</text:p>
            <text:p/>
            <text:p>Choose the correct answer:</text:p>
            <text:p><text:span text:style-name="T2">A</text:span><text:span text:style-name="T3">.</text:span><text:span text:style-name="T6"> </text:span></text:p>
            <text:p><text:span text:style-name="T2">B</text:span><text:span text:style-name="T3">. </text:span></text:p>
            <text:p><text:span text:style-name="T2">C</text:span><text:span text:style-name="T3">. Can turn in both directions</text:span></text:p>
          </table:table-cell>
          <table:table-cell table:number-columns-repeated="1021"/>
        </table:table-row>
        <table:table-row table:style-name="ro2">
          <table:table-cell office:value-type="string" calcext:value-type="string">
            <text:p>QUESTION_4</text:p>
          </table:table-cell>
          <table:table-cell office:value-type="string" calcext:value-type="string">
            <text:p>Задание 4.</text:p>
            <text:p/>
            <text:p>Если плита 1 будет двигаться в указанном направлении, в какую сторону будет поворачиваться шестеренка?</text:p>
            <text:p/>
            <text:p>Выберите правильный ответ</text:p>
            <text:p/>
            <text:p/>
            <text:p>Может поворачиваться в обоих направлениях</text:p>
            <text:p/>
          </table:table-cell>
          <table:table-cell office:value-type="string" calcext:value-type="string">
            <text:p><text:span text:style-name="T4">Question</text:span> 4. </text:p>
            <text:p/>
            <text:p>If the plate 1 moves in the indicated direction, in which direction will the gear turn?</text:p>
            <text:p/>
            <text:p>Choose the correct answer:</text:p>
            <text:p><text:span text:style-name="T2">A</text:span><text:span text:style-name="T3">.</text:span><text:span text:style-name="T6"> </text:span></text:p>
            <text:p><text:span text:style-name="T2">B</text:span><text:span text:style-name="T3">. </text:span></text:p>
            <text:p><text:span text:style-name="T2">C</text:span><text:span text:style-name="T3">. Can turn in both directions</text:span></text:p>
          </table:table-cell>
          <table:table-cell table:number-columns-repeated="1021"/>
        </table:table-row>
        <table:table-row table:style-name="ro5">
          <table:table-cell office:value-type="string" calcext:value-type="string">
            <text:p>QUESTION_5</text:p>
          </table:table-cell>
          <table:table-cell office:value-type="string" calcext:value-type="string">
            <text:p>Задание 5. </text:p>
            <text:p/>
            <text:p>Кто из этих людей может увидеть другого в зеркале?</text:p>
            <text:p/>
            <text:p>Выберите правильный ответ</text:p>
            <text:p/>
            <text:p/>
            <text:p>Оба видят друг друга</text:p>
          </table:table-cell>
          <table:table-cell office:value-type="string" calcext:value-type="string">
            <text:p><text:span text:style-name="T4">Question</text:span> 5. </text:p>
            <text:p/>
            <text:p>Which of these people can see the other in the mirror?</text:p>
            <text:p/>
            <text:p>Choose the correct answer:</text:p>
            <text:p><text:span text:style-name="T2">A</text:span><text:span text:style-name="T3">.</text:span><text:span text:style-name="T6"> </text:span></text:p>
            <text:p><text:span text:style-name="T2">B</text:span><text:span text:style-name="T3">. </text:span></text:p>
            <text:p>C. Both see each other</text:p>
          </table:table-cell>
          <table:table-cell table:number-columns-repeated="1021"/>
        </table:table-row>
        <table:table-row table:style-name="ro5">
          <table:table-cell office:value-type="string" calcext:value-type="string">
            <text:p>QUESTION_6</text:p>
          </table:table-cell>
          <table:table-cell office:value-type="string" calcext:value-type="string">
            <text:p>Задание 6. </text:p>
            <text:p/>
            <text:p>Какой из ящиков можно толкать дольше и не коснуться пола?</text:p>
            <text:p/>
            <text:p>Выберите правильный ответ</text:p>
            <text:p/>
            <text:p/>
            <text:p>Разницы нет</text:p>
          </table:table-cell>
          <table:table-cell office:value-type="string" calcext:value-type="string">
            <text:p><text:span text:style-name="T4">Question</text:span> <text:span text:style-name="T4">6</text:span>. </text:p>
            <text:p/>
            <text:p>Which of the boxes can be pushed longer without touching the floor?</text:p>
            <text:p/>
            <text:p>Choose the correct answer:</text:p>
            <text:p><text:span text:style-name="T2">A</text:span><text:span text:style-name="T3">.</text:span><text:span text:style-name="T6"> </text:span></text:p>
            <text:p><text:span text:style-name="T2">B</text:span><text:span text:style-name="T3">. </text:span></text:p>
            <text:p><text:span text:style-name="T8">C</text:span><text:span text:style-name="T9">. </text:span><text:span text:style-name="T3">No difference</text:span></text:p>
          </table:table-cell>
          <table:table-cell table:number-columns-repeated="1021"/>
        </table:table-row>
        <table:table-row table:style-name="ro5">
          <table:table-cell office:value-type="string" calcext:value-type="string">
            <text:p>QUESTION_7</text:p>
          </table:table-cell>
          <table:table-cell office:value-type="string" calcext:value-type="string">
            <text:p>Задание 7. </text:p>
            <text:p/>
            <text:p>Если человек в лодке гребет только правым веслом, в каком направлении плывет лодка?</text:p>
            <text:p/>
            <text:p>Выберите правильный ответ</text:p>
            <text:p/>
            <text:p/>
            <text:p/>
          </table:table-cell>
          <table:table-cell office:value-type="string" calcext:value-type="string">
            <text:p><text:span text:style-name="T4">Question</text:span> <text:span text:style-name="T4">7</text:span>. </text:p>
            <text:p/>
            <text:p>If a person in a boat is paddling only with the right paddle, in which direction is the boat sailing?</text:p>
            <text:p/>
            <text:p>Choose the correct answer:</text:p>
            <text:p><text:span text:style-name="T2">A</text:span><text:span text:style-name="T3">.</text:span><text:span text:style-name="T6"> </text:span></text:p>
            <text:p><text:span text:style-name="T2">B</text:span><text:span text:style-name="T3">. </text:span></text:p>
            <text:p><text:span text:style-name="T8">C</text:span><text:span text:style-name="T9">. </text:span></text:p>
          </table:table-cell>
          <table:table-cell table:number-columns-repeated="1021"/>
        </table:table-row>
        <table:table-row table:style-name="ro5">
          <table:table-cell office:value-type="string" calcext:value-type="string">
            <text:p>QUESTION_8</text:p>
          </table:table-cell>
          <table:table-cell office:value-type="string" calcext:value-type="string">
            <text:p>Задание 8. </text:p>
            <text:p/>
            <text:p>Если человек приближается к стене, в каком направлении двигается верхняя граница тени?</text:p>
            <text:p/>
            <text:p>Выберите правильный ответ</text:p>
            <text:p/>
            <text:p/>
            <text:p>Ни в одном из направлений</text:p>
          </table:table-cell>
          <table:table-cell table:style-name="ce23" office:value-type="string" calcext:value-type="string">
            <text:p><text:span text:style-name="T4">Question</text:span><text:span text:style-name="T5"> 8. </text:span></text:p>
            <text:p/>
            <text:p>If a person approaches the wall, in what direction does the upper border of the shadow move?</text:p>
            <text:p/>
            <text:p>Choose the correct answer:</text:p>
            <text:p><text:span text:style-name="T2">A</text:span><text:span text:style-name="T3">.</text:span><text:span text:style-name="T6"> </text:span></text:p>
            <text:p><text:span text:style-name="T2">B</text:span><text:span text:style-name="T3">. </text:span></text:p>
            <text:p><text:span text:style-name="T8">C.</text:span><text:span text:style-name="T6"> </text:span><text:span text:style-name="T7">None of the directions</text:span></text:p>
          </table:table-cell>
          <table:table-cell table:number-columns-repeated="1021"/>
        </table:table-row>
        <table:table-row table:style-name="ro5">
          <table:table-cell office:value-type="string" calcext:value-type="string">
            <text:p>QUESTION_9</text:p>
          </table:table-cell>
          <table:table-cell office:value-type="string" calcext:value-type="string">
            <text:p>Задание 9. </text:p>
            <text:p/>
            <text:p>Если привести маятники в движение, какой из двух сделает больше колебаний в минуту?</text:p>
            <text:p/>
            <text:p>Выберите правильный ответ</text:p>
            <text:p/>
            <text:p/>
            <text:p>Разницы нет</text:p>
          </table:table-cell>
          <table:table-cell office:value-type="string" calcext:value-type="string">
            <text:p><text:span text:style-name="T4">Question</text:span> <text:span text:style-name="T4">9</text:span>. </text:p>
            <text:p/>
            <text:p>If you move the pendulums, which of the two will make more swings per minute?</text:p>
            <text:p/>
            <text:p>Choose the correct answer:</text:p>
            <text:p><text:span text:style-name="T2">A</text:span><text:span text:style-name="T3">.</text:span><text:span text:style-name="T6"> </text:span></text:p>
            <text:p><text:span text:style-name="T2">B</text:span><text:span text:style-name="T3">. </text:span></text:p>
            <text:p><text:span text:style-name="T8">C</text:span><text:span text:style-name="T9">. </text:span><text:span text:style-name="T3">No difference</text:span></text:p>
          </table:table-cell>
          <table:table-cell table:number-columns-repeated="1021"/>
        </table:table-row>
        <table:table-row table:style-name="ro5">
          <table:table-cell table:style-name="ce17" office:value-type="string" calcext:value-type="string">
            <text:p>QUESTION_10</text:p>
          </table:table-cell>
          <table:table-cell office:value-type="string" calcext:value-type="string">
            <text:p>Задание 10. </text:p>
            <text:p/>
            <text:p>Какой мерный стаканчик размечен правильно?</text:p>
            <text:p/>
            <text:p>Выберите правильный ответ</text:p>
            <text:p/>
            <text:p/>
            <text:p/>
          </table:table-cell>
          <table:table-cell office:value-type="string" calcext:value-type="string">
            <text:p><text:span text:style-name="T4">Question</text:span> <text:span text:style-name="T4">10</text:span>. </text:p>
            <text:p/>
            <text:p>Which measuring cup is marked correctly?</text:p>
            <text:p/>
            <text:p>Choose the correct answer:</text:p>
            <text:p><text:span text:style-name="T2">A</text:span><text:span text:style-name="T3">.</text:span><text:span text:style-name="T6"> </text:span></text:p>
            <text:p><text:span text:style-name="T2">B</text:span><text:span text:style-name="T3">. </text:span></text:p>
            <text:p><text:span text:style-name="T8">C</text:span><text:span text:style-name="T9">.</text:span></text:p>
          </table:table-cell>
          <table:table-cell table:number-columns-repeated="1021"/>
        </table:table-row>
        <table:table-row table:style-name="ro5">
          <table:table-cell office:value-type="string" calcext:value-type="string">
            <text:p>QUESTION_11</text:p>
          </table:table-cell>
          <table:table-cell office:value-type="string" calcext:value-type="string">
            <text:p>Задание 11. </text:p>
            <text:p/>
            <text:p>При каком расположении трубок вытечет больше всего воды?</text:p>
            <text:p/>
            <text:p>Выберите правильный ответ</text:p>
            <text:p/>
            <text:p/>
            <text:p/>
          </table:table-cell>
          <table:table-cell office:value-type="string" calcext:value-type="string">
            <text:p><text:span text:style-name="T4">Question</text:span> <text:span text:style-name="T4">11</text:span>. </text:p>
            <text:p/>
            <text:p>What is the location of the pipes where the most water will flow out?</text:p>
            <text:p/>
            <text:p>Choose the correct answer:</text:p>
            <text:p><text:span text:style-name="T2">A</text:span><text:span text:style-name="T3">.</text:span><text:span text:style-name="T6"> </text:span></text:p>
            <text:p><text:span text:style-name="T2">B</text:span><text:span text:style-name="T3">. </text:span></text:p>
            <text:p><text:span text:style-name="T8">C</text:span><text:span text:style-name="T9">.</text:span></text:p>
          </table:table-cell>
          <table:table-cell table:number-columns-repeated="1021"/>
        </table:table-row>
        <table:table-row table:style-name="ro5">
          <table:table-cell office:value-type="string" calcext:value-type="string">
            <text:p>QUESTION_12</text:p>
          </table:table-cell>
          <table:table-cell office:value-type="string" calcext:value-type="string">
            <text:p>Задание 12. </text:p>
            <text:p/>
            <text:p>Где нужно закрепить цепь, чтобы знак держался на столбе? </text:p>
            <text:p/>
            <text:p>Выберите правильный ответ</text:p>
            <text:p/>
            <text:p/>
            <text:p>A или Б</text:p>
          </table:table-cell>
          <table:table-cell office:value-type="string" calcext:value-type="string">
            <text:p><text:span text:style-name="T4">Question</text:span> <text:span text:style-name="T4">1</text:span>2.</text:p>
            <text:p/>
            <text:p><text:span text:style-name="T10">Where do </text:span><text:span text:style-name="T11">you</text:span><text:span text:style-name="T12"> need to fix the chain so that the sign rests on the post?</text:span></text:p>
            <text:p/>
            <text:p>Choose the correct answer:</text:p>
            <text:p><text:span text:style-name="T2">A</text:span><text:span text:style-name="T3">.</text:span><text:span text:style-name="T6"> </text:span></text:p>
            <text:p><text:span text:style-name="T2">B</text:span><text:span text:style-name="T3">. </text:span></text:p>
            <text:p><text:span text:style-name="T8">C</text:span><text:span text:style-name="T9">.</text:span><text:span text:style-name="T13"> A or B</text:span></text:p>
          </table:table-cell>
          <table:table-cell table:number-columns-repeated="1021"/>
        </table:table-row>
        <table:table-row table:style-name="ro5">
          <table:table-cell office:value-type="string" calcext:value-type="string">
            <text:p>QUESTION_13</text:p>
          </table:table-cell>
          <table:table-cell office:value-type="string" calcext:value-type="string">
            <text:p>Задание 13. </text:p>
            <text:p/>
            <text:p>Вам нужно поднять эту рейку с земли и нести ее одной рукой. Где нужно взяться за рейку, чтобы нести ее было как можно легче?</text:p>
            <text:p/>
            <text:p>Выберите правильный ответ</text:p>
            <text:p/>
            <text:p/>
            <text:p/>
          </table:table-cell>
          <table:table-cell office:value-type="string" calcext:value-type="string">
            <text:p><text:span text:style-name="T4">Question</text:span> <text:span text:style-name="T4">1</text:span>3. </text:p>
            <text:p/>
            <text:p>You need to lift this rail from the ground and carry it with one hand. Where do I need to grasp the rail in order to carry it as easily as possible?</text:p>
            <text:p/>
            <text:p>Choose the correct answer:</text:p>
            <text:p><text:span text:style-name="T2">A</text:span><text:span text:style-name="T3">.</text:span><text:span text:style-name="T6"> </text:span></text:p>
            <text:p><text:span text:style-name="T2">B</text:span><text:span text:style-name="T3">.</text:span></text:p>
            <text:p><text:span text:style-name="T8">C</text:span><text:span text:style-name="T9">.</text:span></text:p>
          </table:table-cell>
          <table:table-cell table:number-columns-repeated="1021"/>
        </table:table-row>
        <table:table-row table:style-name="ro5">
          <table:table-cell office:value-type="string" calcext:value-type="string">
            <text:p>QUESTION_14</text:p>
          </table:table-cell>
          <table:table-cell office:value-type="string" calcext:value-type="string">
            <text:p>Задание 14. </text:p>
            <text:p/>
            <text:p>Если пушка горизонтально выстрелила ядром, и в тот же момент вы выронили другое ядро из рук, какое из них быстрее упадет на землю?</text:p>
            <text:p/>
            <text:p>Выберите правильный ответ</text:p>
            <text:p>Ваше</text:p>
            <text:p>Из пушки</text:p>
            <text:p>Разницы нет</text:p>
          </table:table-cell>
          <table:table-cell office:value-type="string" calcext:value-type="string">
            <text:p><text:span text:style-name="T4">Question</text:span> <text:span text:style-name="T4">14</text:span>. </text:p>
            <text:p/>
            <text:p>If a cannon shot horizontally with a core, and at the same moment you dropped the other core out of your hands, which one would fall to the ground faster?</text:p>
            <text:p/>
            <text:p>Choose the correct answer:</text:p>
            <text:p><text:span text:style-name="T1">A</text:span><text:span text:style-name="T12">.</text:span><text:span text:style-name="T14"> </text:span><text:span text:style-name="T15">yours</text:span></text:p>
            <text:p><text:span text:style-name="T2">B</text:span><text:span text:style-name="T3">. form a cannon</text:span></text:p>
            <text:p><text:span text:style-name="T8">C.</text:span><text:span text:style-name="T13"> </text:span><text:span text:style-name="T3">No difference</text:span></text:p>
          </table:table-cell>
          <table:table-cell table:number-columns-repeated="1021"/>
        </table:table-row>
        <table:table-row table:style-name="ro5">
          <table:table-cell office:value-type="string" calcext:value-type="string">
            <text:p>QUESTION_15</text:p>
          </table:table-cell>
          <table:table-cell office:value-type="string" calcext:value-type="string">
            <text:p>Задание 15. </text:p>
            <text:p/>
            <text:p>Девочка хочет раскачаться очень быстро. Какие качели ей лучше выбрать? </text:p>
            <text:p/>
            <text:p>Выберите правильный ответ</text:p>
            <text:p/>
            <text:p/>
            <text:p>Разницы нет</text:p>
          </table:table-cell>
          <table:table-cell office:value-type="string" calcext:value-type="string">
            <text:p><text:span text:style-name="T4">Question</text:span> <text:span text:style-name="T4">15</text:span>. </text:p>
            <text:p/>
            <text:p>The girl wants to swing very fast. What of these swings should she choose?</text:p>
            <text:p/>
            <text:p>Choose the correct answer:</text:p>
            <text:p><text:span text:style-name="T1">A</text:span><text:span text:style-name="T12">.</text:span><text:span text:style-name="T14"> </text:span></text:p>
            <text:p><text:span text:style-name="T2">B</text:span><text:span text:style-name="T3">. </text:span></text:p>
            <text:p><text:span text:style-name="T8">C</text:span><text:span text:style-name="T9">.</text:span><text:span text:style-name="T13"> </text:span><text:span text:style-name="T3">No difference</text:span></text:p>
          </table:table-cell>
          <table:table-cell table:number-columns-repeated="1021"/>
        </table:table-row>
        <table:table-row table:style-name="ro5">
          <table:table-cell office:value-type="string" calcext:value-type="string">
            <text:p>QUESTION_16</text:p>
          </table:table-cell>
          <table:table-cell office:value-type="string" calcext:value-type="string">
            <text:p>Задание 16. </text:p>
            <text:p/>
            <text:p>Какая рукоятка будет поворачиваться быстрее всего?</text:p>
            <text:p/>
            <text:p>Выберите правильный ответ</text:p>
            <text:p/>
            <text:p/>
            <text:p/>
          </table:table-cell>
          <table:table-cell office:value-type="string" calcext:value-type="string">
            <text:p><text:span text:style-name="T4">Question</text:span> <text:span text:style-name="T4">16</text:span>. </text:p>
            <text:p/>
            <text:p>Which handle will turn the fastest?</text:p>
            <text:p/>
            <text:p>Choose the correct answer:</text:p>
            <text:p><text:span text:style-name="T1">A</text:span><text:span text:style-name="T12">.</text:span><text:span text:style-name="T14"> </text:span></text:p>
            <text:p><text:span text:style-name="T2">B</text:span><text:span text:style-name="T3">. </text:span></text:p>
            <text:p><text:span text:style-name="T8">C</text:span><text:span text:style-name="T9">.</text:span><text:span text:style-name="T13"> </text:span></text:p>
          </table:table-cell>
          <table:table-cell table:number-columns-repeated="1021"/>
        </table:table-row>
        <table:table-row table:style-name="ro6">
          <table:table-cell table:style-name="Default" table:number-columns-repeated="3"/>
          <table:table-cell table:number-columns-repeated="1021"/>
        </table:table-row>
        <table:table-row table:style-name="ro6">
          <table:table-cell table:style-name="Default" table:number-columns-repeated="3"/>
          <table:table-cell table:style-name="ce24" table:number-columns-repeated="1021"/>
        </table:table-row>
        <table:table-row table:style-name="ro6" table:number-rows-repeated="2">
          <table:table-cell table:style-name="Default" table:number-columns-repeated="3"/>
          <table:table-cell table:number-columns-repeated="1021"/>
        </table:table-row>
        <table:table-row table:style-name="ro7">
          <table:table-cell table:style-name="Default" table:number-columns-repeated="3"/>
          <table:table-cell table:number-columns-repeated="1021"/>
        </table:table-row>
      </table:table>
      <table:table table:name="PFT " table:style-name="ta1">
        <table:table-column table:style-name="co5" table:default-cell-style-name="ce16"/>
        <table:table-column table:style-name="co6" table:default-cell-style-name="ce19"/>
        <table:table-column table:style-name="co7" table:default-cell-style-name="ce19"/>
        <table:table-row table:style-name="ro1">
          <table:table-cell table:style-name="ce15" office:value-type="string" calcext:value-type="string">
            <text:p>key</text:p>
          </table:table-cell>
          <table:table-cell table:style-name="ce18" office:value-type="string" calcext:value-type="string">
            <text:p>ru</text:p>
          </table:table-cell>
          <table:table-cell table:style-name="ce20" office:value-type="string" calcext:value-type="string">
            <text:p>en</text:p>
          </table:table-cell>
        </table:table-row>
        <table:table-row table:style-name="ro1">
          <table:table-cell table:style-name="ce15" office:value-type="string" calcext:value-type="string">
            <text:p>TITLE</text:p>
          </table:table-cell>
          <table:table-cell table:style-name="ce15" office:value-type="string" calcext:value-type="string">
            <text:p>Тест на Оригами</text:p>
          </table:table-cell>
          <table:table-cell table:style-name="ce20" office:value-type="string" calcext:value-type="string">
            <text:p>Paper folding test</text:p>
          </table:table-cell>
        </table:table-row>
        <table:table-row table:style-name="ro8">
          <table:table-cell table:style-name="ce15" office:value-type="string" calcext:value-type="string">
            <text:p>INSTRUCTIONS</text:p>
          </table:table-cell>
          <table:table-cell office:value-type="string" calcext:value-type="string">
            <text:p>Инструкция</text:p>
            <text:p/>
            <text:p>Ваша задача - представить, как будут расположены отверстия на развёрнутом листе бумаги, который был предварительно сложен и проколот. В каждом задании Вы видите, как пошагово складывается квадратный лист бумаги. На последней картинке есть черная точка – это проколотое иглой отверстие, проходящее насквозь через слои бумаги, расположенные под ним. Если развернуть лист, как будут расположены отверстия на нем? Выберите один из вариантов. </text:p>
            <text:p/>
            <text:p>В приведенном ниже примере, правильный ответ <text:span text:style-name="T1">C</text:span>. На изображении ниже показано, как бумага была сложена и почему <text:span text:style-name="T1">C</text:span> – правильный ответ. </text:p>
            <text:p/>
            <text:p>Бумага никогда не вращается и не передвигается никаким образом. Ее лишь сворачивают, прокалывают и разворачивают вновь.</text:p>
            <text:p>На каждое задание дается 20 секунд. Выбор ответа автоматически загружает следующее задание.</text:p>
            <text:p/>
            <text:p>Если время закончится прежде, чем Вы успеете ответить, просто нажмите кнопку Далее, чтобы перейти к следующему заданию. </text:p>
            <text:p/>
            <text:p>Удачи! </text:p>
            <text:p/>
            <text:p>Нажмите на кнопку ниже, чтобы начать.</text:p>
          </table:table-cell>
          <table:table-cell office:value-type="string" calcext:value-type="string">
            <text:p>Instructions</text:p>
            <text:p/>
            <text:p><text:span text:style-name="T10">Your task is to imagine how the holes will be located on the unfolded sheet of paper, which was previously folded and punctured. In each task, you see how a square sheet of paper is folded step by step.</text:span> <text:span text:style-name="T10">In the last picture there is a black dot - this is a hole punctured by a needle, passing through the layers of paper located under it. If you unfold the sheet of paper, how will the holes be located on it? Choose one of the options.</text:span></text:p>
            <text:p/>
            <text:p>In the example below, the correct answer is C. The image below shows how the paper was folded and why C is the correct answer.</text:p>
            <text:p/>
            <text:p>The paper never rotates or moves in any way. It is only folded, pierced and then unfolded. </text:p>
            <text:p>You are given 20 seconds for each task. When you selected an answer, the next question is loaded automatically.</text:p>
            <text:p/>
            <text:p>If the time runs out before you click on the right answer, just click Next to continue to the next task. </text:p>
            <text:p/>
            <text:p>Good luck!</text:p>
            <text:p/>
            <text:p>Click on the button below to get started.</text:p>
          </table:table-cell>
        </table:table-row>
        <table:table-row table:style-name="ro9">
          <table:table-cell table:style-name="ce26" office:value-type="string" calcext:value-type="string">
            <text:p>PRACTICE_QUESTION_1</text:p>
          </table:table-cell>
          <table:table-cell office:value-type="string" calcext:value-type="string">
            <text:p>Пример задания.</text:p>
            <text:p/>
            <text:p>Попытайтесь выполнить задание, выбрав правильный ответ. Если Вы не уверены, нажмите кнопку Показать ответ.</text:p>
            <text:p/>
            <text:p>Выберите правильный ответ.</text:p>
            <text:p><text:span text:style-name="T1">A</text:span>.</text:p>
            <text:p><text:span text:style-name="T1">B</text:span>.</text:p>
            <text:p>C.</text:p>
            <text:p>D.</text:p>
            <text:p>E.</text:p>
          </table:table-cell>
          <table:table-cell office:value-type="string" calcext:value-type="string">
            <text:p><text:span text:style-name="T4">Example</text:span><text:span text:style-name="T5"> </text:span><text:span text:style-name="T16">question</text:span><text:span text:style-name="T5">. </text:span></text:p>
            <text:p/>
            <text:p>Try to choose the correct answer. If you are not sure, click the Show the answer button.</text:p>
            <text:p/>
            <text:p>Choose the correct answer.</text:p>
            <text:p><text:span text:style-name="T1">A</text:span><text:span text:style-name="T12">.</text:span></text:p>
            <text:p><text:span text:style-name="T1">B</text:span>.</text:p>
            <text:p>C.</text:p>
            <text:p>D.</text:p>
            <text:p>E.</text:p>
          </table:table-cell>
        </table:table-row>
        <table:table-row table:style-name="ro10">
          <table:table-cell office:value-type="string" calcext:value-type="string">
            <text:p>PRACTICE_FEEDBACK_1</text:p>
          </table:table-cell>
          <table:table-cell table:style-name="ce18" office:value-type="string" calcext:value-type="string">
            <text:p>Самопроверка</text:p>
            <text:p>Для этого задания правильным ответом является вариант A.</text:p>
            <text:p/>
            <text:p>Нажмите кнопку Вперёд, чтобы приступить к заданиям.</text:p>
            <text:p>Нажмите кнопку Назад, чтобы вернуться к инструкции.</text:p>
          </table:table-cell>
          <table:table-cell table:style-name="ce29" office:value-type="string" calcext:value-type="string">
            <text:p>Self-check</text:p>
            <text:p>For this question, the correct answer is option A.</text:p>
            <text:p/>
            <text:p>Click the Forward button to start the test.</text:p>
            <text:p>Click the Back button to return to the instruction.</text:p>
          </table:table-cell>
        </table:table-row>
        <table:table-row table:style-name="ro11">
          <table:table-cell office:value-type="string" calcext:value-type="string">
            <text:p>QUESTION_1</text:p>
          </table:table-cell>
          <table:table-cell office:value-type="string" calcext:value-type="string">
            <text:p>Задание 1. </text:p>
            <text:p/>
            <text:p>Как будет выглядеть лист бумаги, если его свернуть, как показано на примере, и проколоть иглой в нем отверстие?</text:p>
            <text:p/>
            <text:p>Выберите правильный ответ.</text:p>
            <text:p><text:span text:style-name="T1">A</text:span>.</text:p>
            <text:p><text:span text:style-name="T1">B</text:span>.</text:p>
            <text:p>C.</text:p>
            <text:p>D.</text:p>
            <text:p>E.</text:p>
          </table:table-cell>
          <table:table-cell office:value-type="string" calcext:value-type="string">
            <text:p><text:span text:style-name="T4">Question</text:span><text:span text:style-name="T5"> 1. </text:span></text:p>
            <text:p/>
            <text:p>What will a sheet of paper look like if it is folded, as shown in the example, and a needle pierced in it?</text:p>
            <text:p/>
            <text:p/>
            <text:p>Choose the correct answer.</text:p>
            <text:p><text:span text:style-name="T1">A</text:span><text:span text:style-name="T12">.</text:span></text:p>
            <text:p><text:span text:style-name="T1">B</text:span>.</text:p>
            <text:p>C.</text:p>
            <text:p>D.</text:p>
            <text:p>E.</text:p>
          </table:table-cell>
        </table:table-row>
        <table:table-row table:style-name="ro11">
          <table:table-cell office:value-type="string" calcext:value-type="string">
            <text:p>QUESTION_2</text:p>
          </table:table-cell>
          <table:table-cell office:value-type="string" calcext:value-type="string">
            <text:p>Задание 2. </text:p>
            <text:p/>
            <text:p>Как будет выглядеть лист бумаги, если его свернуть, как показано на примере, и проколоть иглой в нем отверстие?</text:p>
            <text:p/>
            <text:p>Выберите правильный ответ.</text:p>
            <text:p><text:span text:style-name="T1">A</text:span>.</text:p>
            <text:p><text:span text:style-name="T1">B</text:span>.</text:p>
            <text:p>C.</text:p>
            <text:p>D.</text:p>
            <text:p>E.</text:p>
          </table:table-cell>
          <table:table-cell office:value-type="string" calcext:value-type="string">
            <text:p><text:span text:style-name="T4">Question</text:span><text:span text:style-name="T5"> 2. </text:span></text:p>
            <text:p/>
            <text:p>What will a sheet of paper look like if it is folded, as shown in the example, and a needle pierced in it?</text:p>
            <text:p/>
            <text:p/>
            <text:p>Choose the correct answer.</text:p>
            <text:p><text:span text:style-name="T1">A</text:span><text:span text:style-name="T12">.</text:span></text:p>
            <text:p><text:span text:style-name="T1">B</text:span>.</text:p>
            <text:p>C.</text:p>
            <text:p>D.</text:p>
            <text:p>E.</text:p>
          </table:table-cell>
        </table:table-row>
        <table:table-row table:style-name="ro11">
          <table:table-cell office:value-type="string" calcext:value-type="string">
            <text:p>QUESTION_3</text:p>
          </table:table-cell>
          <table:table-cell office:value-type="string" calcext:value-type="string">
            <text:p>Задание 3. </text:p>
            <text:p/>
            <text:p>Как будет выглядеть лист бумаги, если его свернуть, как показано на примере, и проколоть иглой в нем отверстие?</text:p>
            <text:p/>
            <text:p>Выберите правильный ответ.</text:p>
            <text:p><text:span text:style-name="T1">A</text:span>.</text:p>
            <text:p><text:span text:style-name="T1">B</text:span>.</text:p>
            <text:p>C.</text:p>
            <text:p>D.</text:p>
            <text:p>E.</text:p>
          </table:table-cell>
          <table:table-cell office:value-type="string" calcext:value-type="string">
            <text:p><text:span text:style-name="T4">Question</text:span><text:span text:style-name="T5"> 3. </text:span></text:p>
            <text:p/>
            <text:p>What will a sheet of paper look like if it is folded, as shown in the example, and a needle pierced in it?</text:p>
            <text:p/>
            <text:p/>
            <text:p>Choose the correct answer.</text:p>
            <text:p><text:span text:style-name="T1">A</text:span><text:span text:style-name="T12">.</text:span></text:p>
            <text:p><text:span text:style-name="T1">B</text:span>.</text:p>
            <text:p>C.</text:p>
            <text:p>D.</text:p>
            <text:p>E.</text:p>
          </table:table-cell>
        </table:table-row>
        <table:table-row table:style-name="ro11">
          <table:table-cell office:value-type="string" calcext:value-type="string">
            <text:p>QUESTION_4</text:p>
          </table:table-cell>
          <table:table-cell office:value-type="string" calcext:value-type="string">
            <text:p>Задание 4. </text:p>
            <text:p/>
            <text:p>Как будет выглядеть лист бумаги, если его свернуть, как показано на примере, и проколоть иглой в нем отверстие?</text:p>
            <text:p/>
            <text:p>Выберите правильный ответ.</text:p>
            <text:p><text:span text:style-name="T1">A</text:span>.</text:p>
            <text:p><text:span text:style-name="T1">B</text:span>.</text:p>
            <text:p>C.</text:p>
            <text:p>D.</text:p>
            <text:p>E.</text:p>
          </table:table-cell>
          <table:table-cell office:value-type="string" calcext:value-type="string">
            <text:p><text:span text:style-name="T4">Question</text:span><text:span text:style-name="T5"> 4. </text:span></text:p>
            <text:p/>
            <text:p>What will a sheet of paper look like if it is folded, as shown in the example, and a needle pierced in it?</text:p>
            <text:p/>
            <text:p/>
            <text:p>Choose the correct answer.</text:p>
            <text:p><text:span text:style-name="T1">A</text:span><text:span text:style-name="T12">.</text:span></text:p>
            <text:p><text:span text:style-name="T1">B</text:span>.</text:p>
            <text:p>C.</text:p>
            <text:p>D.</text:p>
            <text:p>E.</text:p>
          </table:table-cell>
        </table:table-row>
        <table:table-row table:style-name="ro11">
          <table:table-cell office:value-type="string" calcext:value-type="string">
            <text:p>QUESTION_5</text:p>
          </table:table-cell>
          <table:table-cell office:value-type="string" calcext:value-type="string">
            <text:p>Задание 5. </text:p>
            <text:p/>
            <text:p>Как будет выглядеть лист бумаги, если его свернуть, как показано на примере, и проколоть иглой в нем отверстие?</text:p>
            <text:p/>
            <text:p>Выберите правильный ответ.</text:p>
            <text:p><text:span text:style-name="T1">A</text:span>.</text:p>
            <text:p><text:span text:style-name="T1">B</text:span>.</text:p>
            <text:p>C.</text:p>
            <text:p>D.</text:p>
            <text:p>E.</text:p>
          </table:table-cell>
          <table:table-cell office:value-type="string" calcext:value-type="string">
            <text:p><text:span text:style-name="T4">Question</text:span><text:span text:style-name="T5"> 5. </text:span></text:p>
            <text:p/>
            <text:p>What will a sheet of paper look like if it is folded, as shown in the example, and a needle pierced in it?</text:p>
            <text:p/>
            <text:p/>
            <text:p>Choose the correct answer.</text:p>
            <text:p><text:span text:style-name="T1">A</text:span><text:span text:style-name="T12">.</text:span></text:p>
            <text:p><text:span text:style-name="T1">B</text:span>.</text:p>
            <text:p>C.</text:p>
            <text:p>D.</text:p>
            <text:p>E.</text:p>
          </table:table-cell>
        </table:table-row>
        <table:table-row table:style-name="ro11">
          <table:table-cell office:value-type="string" calcext:value-type="string">
            <text:p>QUESTION_6</text:p>
          </table:table-cell>
          <table:table-cell office:value-type="string" calcext:value-type="string">
            <text:p>Задание 6. </text:p>
            <text:p/>
            <text:p>Как будет выглядеть лист бумаги, если его свернуть, как показано на примере, и проколоть иглой в нем отверстие?</text:p>
            <text:p/>
            <text:p>Выберите правильный ответ.</text:p>
            <text:p><text:span text:style-name="T1">A</text:span>.</text:p>
            <text:p><text:span text:style-name="T1">B</text:span>.</text:p>
            <text:p>C.</text:p>
            <text:p>D.</text:p>
            <text:p>E.</text:p>
          </table:table-cell>
          <table:table-cell office:value-type="string" calcext:value-type="string">
            <text:p><text:span text:style-name="T4">Question</text:span><text:span text:style-name="T5"> 6. </text:span></text:p>
            <text:p/>
            <text:p>What will a sheet of paper look like if it is folded, as shown in the example, and a needle pierced in it?</text:p>
            <text:p/>
            <text:p/>
            <text:p>Choose the correct answer.</text:p>
            <text:p><text:span text:style-name="T1">A</text:span><text:span text:style-name="T12">.</text:span></text:p>
            <text:p><text:span text:style-name="T1">B</text:span>.</text:p>
            <text:p>C.</text:p>
            <text:p>D.</text:p>
            <text:p>E.</text:p>
          </table:table-cell>
        </table:table-row>
        <table:table-row table:style-name="ro11">
          <table:table-cell office:value-type="string" calcext:value-type="string">
            <text:p>QUESTION_7</text:p>
          </table:table-cell>
          <table:table-cell office:value-type="string" calcext:value-type="string">
            <text:p>Задание 7. </text:p>
            <text:p/>
            <text:p>Как будет выглядеть лист бумаги, если его свернуть, как показано на примере, и проколоть иглой в нем отверстие?</text:p>
            <text:p/>
            <text:p>Выберите правильный ответ.</text:p>
            <text:p><text:span text:style-name="T1">A</text:span>.</text:p>
            <text:p><text:span text:style-name="T1">B</text:span>.</text:p>
            <text:p>C.</text:p>
            <text:p>D.</text:p>
            <text:p>E.</text:p>
          </table:table-cell>
          <table:table-cell office:value-type="string" calcext:value-type="string">
            <text:p><text:span text:style-name="T4">Question</text:span><text:span text:style-name="T5"> 7. </text:span></text:p>
            <text:p/>
            <text:p>What will a sheet of paper look like if it is folded, as shown in the example, and a needle pierced in it?</text:p>
            <text:p/>
            <text:p/>
            <text:p>Choose the correct answer.</text:p>
            <text:p><text:span text:style-name="T1">A</text:span><text:span text:style-name="T12">.</text:span></text:p>
            <text:p><text:span text:style-name="T1">B</text:span>.</text:p>
            <text:p>C.</text:p>
            <text:p>D.</text:p>
            <text:p>E.</text:p>
          </table:table-cell>
        </table:table-row>
        <table:table-row table:style-name="ro11">
          <table:table-cell office:value-type="string" calcext:value-type="string">
            <text:p>QUESTION_8</text:p>
          </table:table-cell>
          <table:table-cell office:value-type="string" calcext:value-type="string">
            <text:p>Задание 8. </text:p>
            <text:p/>
            <text:p>Как будет выглядеть лист бумаги, если его свернуть, как показано на примере, и проколоть иглой в нем отверстие?</text:p>
            <text:p/>
            <text:p>Выберите правильный ответ.</text:p>
            <text:p><text:span text:style-name="T1">A</text:span>.</text:p>
            <text:p><text:span text:style-name="T1">B</text:span>.</text:p>
            <text:p>C.</text:p>
            <text:p>D.</text:p>
            <text:p>E.</text:p>
          </table:table-cell>
          <table:table-cell office:value-type="string" calcext:value-type="string">
            <text:p><text:span text:style-name="T4">Question</text:span><text:span text:style-name="T5"> 8. </text:span></text:p>
            <text:p/>
            <text:p>What will a sheet of paper look like if it is folded, as shown in the example, and a needle pierced in it?</text:p>
            <text:p/>
            <text:p/>
            <text:p>Choose the correct answer.</text:p>
            <text:p><text:span text:style-name="T1">A</text:span><text:span text:style-name="T12">.</text:span></text:p>
            <text:p><text:span text:style-name="T1">B</text:span>.</text:p>
            <text:p>C.</text:p>
            <text:p>D.</text:p>
            <text:p>E.</text:p>
          </table:table-cell>
        </table:table-row>
        <table:table-row table:style-name="ro11">
          <table:table-cell office:value-type="string" calcext:value-type="string">
            <text:p>QUESTION_9</text:p>
          </table:table-cell>
          <table:table-cell office:value-type="string" calcext:value-type="string">
            <text:p>Задание 9. </text:p>
            <text:p/>
            <text:p>Как будет выглядеть лист бумаги, если его свернуть, как показано на примере, и проколоть иглой в нем отверстие?</text:p>
            <text:p/>
            <text:p>Выберите правильный ответ.</text:p>
            <text:p><text:span text:style-name="T1">A</text:span>.</text:p>
            <text:p><text:span text:style-name="T1">B</text:span>.</text:p>
            <text:p>C.</text:p>
            <text:p>D.</text:p>
            <text:p>E.</text:p>
          </table:table-cell>
          <table:table-cell office:value-type="string" calcext:value-type="string">
            <text:p><text:span text:style-name="T4">Question</text:span><text:span text:style-name="T5"> 9. </text:span></text:p>
            <text:p/>
            <text:p>What will a sheet of paper look like if it is folded, as shown in the example, and a needle pierced in it?</text:p>
            <text:p/>
            <text:p/>
            <text:p>Choose the correct answer.</text:p>
            <text:p><text:span text:style-name="T1">A</text:span><text:span text:style-name="T12">.</text:span></text:p>
            <text:p><text:span text:style-name="T1">B</text:span>.</text:p>
            <text:p>C.</text:p>
            <text:p>D.</text:p>
            <text:p>E.</text:p>
          </table:table-cell>
        </table:table-row>
        <table:table-row table:style-name="ro11">
          <table:table-cell table:style-name="ce17" office:value-type="string" calcext:value-type="string">
            <text:p>QUESTION_10</text:p>
          </table:table-cell>
          <table:table-cell office:value-type="string" calcext:value-type="string">
            <text:p>Задание 10. </text:p>
            <text:p/>
            <text:p>Как будет выглядеть лист бумаги, если его свернуть, как показано на примере, и проколоть иглой в нем отверстие?</text:p>
            <text:p/>
            <text:p>Выберите правильный ответ.</text:p>
            <text:p><text:span text:style-name="T1">A</text:span>.</text:p>
            <text:p><text:span text:style-name="T1">B</text:span>.</text:p>
            <text:p>C.</text:p>
            <text:p>D.</text:p>
            <text:p>E.</text:p>
          </table:table-cell>
          <table:table-cell office:value-type="string" calcext:value-type="string">
            <text:p><text:span text:style-name="T4">Question</text:span><text:span text:style-name="T5"> 10. </text:span></text:p>
            <text:p/>
            <text:p>What will a sheet of paper look like if it is folded, as shown in the example, and a needle pierced in it?</text:p>
            <text:p/>
            <text:p/>
            <text:p>Choose the correct answer.</text:p>
            <text:p><text:span text:style-name="T1">A</text:span><text:span text:style-name="T12">.</text:span></text:p>
            <text:p><text:span text:style-name="T1">B</text:span>.</text:p>
            <text:p>C.</text:p>
            <text:p>D.</text:p>
            <text:p>E.</text:p>
          </table:table-cell>
        </table:table-row>
        <table:table-row table:style-name="ro11">
          <table:table-cell office:value-type="string" calcext:value-type="string">
            <text:p>QUESTION_11</text:p>
          </table:table-cell>
          <table:table-cell office:value-type="string" calcext:value-type="string">
            <text:p>Задание 11. </text:p>
            <text:p/>
            <text:p>Как будет выглядеть лист бумаги, если его свернуть, как показано на примере, и проколоть иглой в нем отверстие?</text:p>
            <text:p/>
            <text:p>Выберите правильный ответ.</text:p>
            <text:p><text:span text:style-name="T1">A</text:span>.</text:p>
            <text:p><text:span text:style-name="T1">B</text:span>.</text:p>
            <text:p>C.</text:p>
            <text:p>D.</text:p>
            <text:p>E.</text:p>
          </table:table-cell>
          <table:table-cell office:value-type="string" calcext:value-type="string">
            <text:p><text:span text:style-name="T4">Question</text:span><text:span text:style-name="T5"> 11. </text:span></text:p>
            <text:p/>
            <text:p>What will a sheet of paper look like if it is folded, as shown in the example, and a needle pierced in it?</text:p>
            <text:p/>
            <text:p/>
            <text:p>Choose the correct answer.</text:p>
            <text:p><text:span text:style-name="T1">A</text:span><text:span text:style-name="T12">.</text:span></text:p>
            <text:p><text:span text:style-name="T1">B</text:span>.</text:p>
            <text:p>C.</text:p>
            <text:p>D.</text:p>
            <text:p>E.</text:p>
          </table:table-cell>
        </table:table-row>
        <table:table-row table:style-name="ro11">
          <table:table-cell office:value-type="string" calcext:value-type="string">
            <text:p>QUESTION_12</text:p>
          </table:table-cell>
          <table:table-cell office:value-type="string" calcext:value-type="string">
            <text:p>Задание 12. </text:p>
            <text:p/>
            <text:p>Как будет выглядеть лист бумаги, если его свернуть, как показано на примере, и проколоть иглой в нем отверстие?</text:p>
            <text:p/>
            <text:p>Выберите правильный ответ.</text:p>
            <text:p><text:span text:style-name="T1">A</text:span>.</text:p>
            <text:p><text:span text:style-name="T1">B</text:span>.</text:p>
            <text:p>C.</text:p>
            <text:p>D.</text:p>
            <text:p>E.</text:p>
          </table:table-cell>
          <table:table-cell office:value-type="string" calcext:value-type="string">
            <text:p><text:span text:style-name="T4">Question</text:span><text:span text:style-name="T5"> 12. </text:span></text:p>
            <text:p/>
            <text:p>What will a sheet of paper look like if it is folded, as shown in the example, and a needle pierced in it?</text:p>
            <text:p/>
            <text:p/>
            <text:p>Choose the correct answer.</text:p>
            <text:p><text:span text:style-name="T1">A</text:span><text:span text:style-name="T12">.</text:span></text:p>
            <text:p><text:span text:style-name="T1">B</text:span>.</text:p>
            <text:p>C.</text:p>
            <text:p>D.</text:p>
            <text:p>E.</text:p>
          </table:table-cell>
        </table:table-row>
        <table:table-row table:style-name="ro11">
          <table:table-cell office:value-type="string" calcext:value-type="string">
            <text:p>QUESTION_13</text:p>
          </table:table-cell>
          <table:table-cell office:value-type="string" calcext:value-type="string">
            <text:p>Задание 13. </text:p>
            <text:p/>
            <text:p>Как будет выглядеть лист бумаги, если его свернуть, как показано на примере, и проколоть иглой в нем отверстие?</text:p>
            <text:p/>
            <text:p>Выберите правильный ответ.</text:p>
            <text:p><text:span text:style-name="T1">A</text:span>.</text:p>
            <text:p><text:span text:style-name="T1">B</text:span>.</text:p>
            <text:p>C.</text:p>
            <text:p>D.</text:p>
            <text:p>E.</text:p>
          </table:table-cell>
          <table:table-cell office:value-type="string" calcext:value-type="string">
            <text:p><text:span text:style-name="T4">Question</text:span><text:span text:style-name="T5"> 13. </text:span></text:p>
            <text:p/>
            <text:p>What will a sheet of paper look like if it is folded, as shown in the example, and a needle pierced in it?</text:p>
            <text:p/>
            <text:p/>
            <text:p>Choose the correct answer.</text:p>
            <text:p><text:span text:style-name="T1">A</text:span><text:span text:style-name="T12">.</text:span></text:p>
            <text:p><text:span text:style-name="T1">B</text:span>.</text:p>
            <text:p>C.</text:p>
            <text:p>D.</text:p>
            <text:p>E.</text:p>
          </table:table-cell>
        </table:table-row>
        <table:table-row table:style-name="ro11">
          <table:table-cell office:value-type="string" calcext:value-type="string">
            <text:p>QUESTION_14</text:p>
          </table:table-cell>
          <table:table-cell office:value-type="string" calcext:value-type="string">
            <text:p>Задание 14. </text:p>
            <text:p/>
            <text:p>Как будет выглядеть лист бумаги, если его свернуть, как показано на примере, и проколоть иглой в нем отверстие?</text:p>
            <text:p/>
            <text:p>Выберите правильный ответ.</text:p>
            <text:p><text:span text:style-name="T1">A</text:span>.</text:p>
            <text:p><text:span text:style-name="T1">B</text:span>.</text:p>
            <text:p>C.</text:p>
            <text:p>D.</text:p>
            <text:p>E.</text:p>
          </table:table-cell>
          <table:table-cell office:value-type="string" calcext:value-type="string">
            <text:p><text:span text:style-name="T4">Question</text:span><text:span text:style-name="T5"> 14. </text:span></text:p>
            <text:p/>
            <text:p>What will a sheet of paper look like if it is folded, as shown in the example, and a needle pierced in it?</text:p>
            <text:p/>
            <text:p/>
            <text:p>Choose the correct answer.</text:p>
            <text:p><text:span text:style-name="T1">A</text:span><text:span text:style-name="T12">.</text:span></text:p>
            <text:p><text:span text:style-name="T1">B</text:span>.</text:p>
            <text:p>C.</text:p>
            <text:p>D.</text:p>
            <text:p>E.</text:p>
          </table:table-cell>
        </table:table-row>
        <table:table-row table:style-name="ro11">
          <table:table-cell office:value-type="string" calcext:value-type="string">
            <text:p>QUESTION_15</text:p>
          </table:table-cell>
          <table:table-cell office:value-type="string" calcext:value-type="string">
            <text:p>Задание 15. </text:p>
            <text:p/>
            <text:p>Как будет выглядеть лист бумаги, если его свернуть, как показано на примере, и проколоть иглой в нем отверстие?</text:p>
            <text:p/>
            <text:p>Выберите правильный ответ.</text:p>
            <text:p><text:span text:style-name="T1">A</text:span>.</text:p>
            <text:p><text:span text:style-name="T1">B</text:span>.</text:p>
            <text:p>C.</text:p>
            <text:p>D.</text:p>
            <text:p>E.</text:p>
          </table:table-cell>
          <table:table-cell office:value-type="string" calcext:value-type="string">
            <text:p><text:span text:style-name="T4">Question</text:span><text:span text:style-name="T5"> 15. </text:span></text:p>
            <text:p/>
            <text:p>What will a sheet of paper look like if it is folded, as shown in the example, and a needle pierced in it?</text:p>
            <text:p/>
            <text:p/>
            <text:p>Choose the correct answer.</text:p>
            <text:p><text:span text:style-name="T1">A</text:span><text:span text:style-name="T12">.</text:span></text:p>
            <text:p><text:span text:style-name="T1">B</text:span>.</text:p>
            <text:p>C.</text:p>
            <text:p>D.</text:p>
            <text:p>E.</text:p>
          </table:table-cell>
        </table:table-row>
      </table:table>
      <table:table table:name="PAT" table:style-name="ta1">
        <table:table-column table:style-name="co8" table:default-cell-style-name="ce16"/>
        <table:table-column table:style-name="co9" table:default-cell-style-name="ce19"/>
        <table:table-column table:style-name="co10" table:default-cell-style-name="ce19"/>
        <table:table-row table:style-name="ro1">
          <table:table-cell table:style-name="ce15" office:value-type="string" calcext:value-type="string">
            <text:p>key</text:p>
          </table:table-cell>
          <table:table-cell table:style-name="Default" office:value-type="string" calcext:value-type="string">
            <text:p>ru</text:p>
          </table:table-cell>
          <table:table-cell table:style-name="Default" office:value-type="string" calcext:value-type="string">
            <text:p>en</text:p>
          </table:table-cell>
        </table:table-row>
        <table:table-row table:style-name="ro1">
          <table:table-cell table:style-name="ce15" office:value-type="string" calcext:value-type="string">
            <text:p>TITLE</text:p>
          </table:table-cell>
          <table:table-cell table:style-name="ce30" office:value-type="string" calcext:value-type="string">
            <text:p>Тест на Сборка моделей</text:p>
          </table:table-cell>
          <table:table-cell table:style-name="Default" office:value-type="string" calcext:value-type="string">
            <text:p>Pattern Assembly Test</text:p>
          </table:table-cell>
        </table:table-row>
        <table:table-row table:style-name="ro12">
          <table:table-cell table:style-name="ce15" office:value-type="string" calcext:value-type="string">
            <text:p>INSTRUCTIONS</text:p>
          </table:table-cell>
          <table:table-cell table:style-name="ce18" office:value-type="string" calcext:value-type="string">
            <text:p>Инструкция</text:p>
            <text:p/>
            <text:p>Вам будут показаны группы фигур. Постарайтесь определить, какая фигура из вариантов ответа может быть получена при соединении фигур из задания. Буквы, обозначающие стороны, покажут Вам, как соединить фигуры. </text:p>
            <text:p>На каждое задание дается 20 секунд, после выбора ответа следующее задание загружается автоматически.  Если отсчет времени закончится прежде, чем Вы ответите, просто нажмите на кнопку Далее для перехода к следующему заданию.</text:p>
            <text:p/>
            <text:p>Удачи!</text:p>
            <text:p/>
            <text:p>Нажмите на кнопку ниже, чтобы продолжить.</text:p>
          </table:table-cell>
          <table:table-cell table:style-name="ce20" office:value-type="string" calcext:value-type="string">
            <text:p>Instruction</text:p>
            <text:p/>
            <text:p>You will see groups of shapes. Try to determine which figure from the answer options can be created by connecting the figures from the task. The letters indicating the sides will show you how to connect the figures.</text:p>
            <text:p>You are given 20 seconds for each task, after selecting the answer, the next task is loaded automatically.</text:p>
            <text:p>If the time runs out before you click on the right answer, just click Next to continue to the next task. </text:p>
            <text:p/>
            <text:p/>
            <text:p>Good luck</text:p>
            <text:p/>
            <text:p>Click on the button below to continue.</text:p>
          </table:table-cell>
        </table:table-row>
        <table:table-row table:style-name="ro13">
          <table:table-cell table:style-name="ce26" office:value-type="string" calcext:value-type="string">
            <text:p>PRACTICE_QUESTION_1</text:p>
          </table:table-cell>
          <table:table-cell office:value-type="string" calcext:value-type="string">
            <text:p>Пример задания</text:p>
            <text:p/>
            <text:p>Постарайтесь определить, какая фигура из вариантов ответа может быть получена при соединении фигур из задания.</text:p>
            <text:p/>
            <text:p>Если Вы не уверены, нажмите кнопку Вперёд, чтобы увидеть ответ.</text:p>
            <text:p/>
            <text:p>Выберите правильный ответ:</text:p>
            <text:p/>
            <text:p/>
            <text:p/>
          </table:table-cell>
          <table:table-cell office:value-type="string" calcext:value-type="string">
            <text:p>Example question.</text:p>
            <text:p/>
            <text:p>Try to determine which figure from the answer options can be created by connecting the figures from the task.</text:p>
            <text:p/>
            <text:p>If you are not sure, click the Forward button to see the answer.</text:p>
            <text:p/>
            <text:p>Choose the correct answer:</text:p>
            <text:p/>
            <text:p/>
          </table:table-cell>
        </table:table-row>
        <table:table-row table:style-name="ro14">
          <table:table-cell office:value-type="string" calcext:value-type="string">
            <text:p>PRACTICE_FEEDBACK_1</text:p>
          </table:table-cell>
          <table:table-cell office:value-type="string" calcext:value-type="string">
            <text:p>Самопроверка</text:p>
            <text:p/>
            <text:p>Для этого задания правильным ответом является вариант <text:span text:style-name="T1">D</text:span>.</text:p>
            <text:p/>
            <text:p>Нажмите кнопку Вперёд, чтобы приступить к заданиям.</text:p>
            <text:p>Нажмите кнопку Назад, чтобы вернуться к инструкции.</text:p>
          </table:table-cell>
          <table:table-cell table:style-name="ce29" office:value-type="string" calcext:value-type="string">
            <text:p>Self-check</text:p>
            <text:p/>
            <text:p>For this question, the correct answer is option D.</text:p>
            <text:p/>
            <text:p>Click the Forward button to start the test.</text:p>
            <text:p>Click the Back button to return to the instruction.</text:p>
          </table:table-cell>
        </table:table-row>
        <table:table-row table:style-name="ro15">
          <table:table-cell office:value-type="string" calcext:value-type="string">
            <text:p>QUESTION_1</text:p>
          </table:table-cell>
          <table:table-cell office:value-type="string" calcext:value-type="string">
            <text:p>Задание 1. </text:p>
            <text:p/>
            <text:p>Определите, какая фигура из вариантов ответа может быть получена при соединении фигур из задания. Буквы на краях фигур покажут Вам, как их соединить.</text:p>
            <text:p/>
            <text:p>Выберите правильный ответ:</text:p>
            <text:p/>
            <text:p/>
          </table:table-cell>
          <table:table-cell office:value-type="string" calcext:value-type="string">
            <text:p>Question 1.</text:p>
            <text:p/>
            <text:p>Determine which figure from the answer options can be created by connecting the figures from the task. The letters on the edges of the figures will show you how to connect them.</text:p>
            <text:p/>
            <text:p>Choose the correct answer:</text:p>
            <text:p/>
            <text:p/>
          </table:table-cell>
        </table:table-row>
        <table:table-row table:style-name="ro15">
          <table:table-cell office:value-type="string" calcext:value-type="string">
            <text:p>QUESTION_2</text:p>
          </table:table-cell>
          <table:table-cell office:value-type="string" calcext:value-type="string">
            <text:p>Задание 2. </text:p>
            <text:p/>
            <text:p>Определите, какая фигура из вариантов ответа может быть получена при соединении фигур из задания. Буквы на краях фигур покажут Вам, как их соединить.</text:p>
            <text:p/>
            <text:p>Выберите правильный ответ:</text:p>
            <text:p/>
            <text:p/>
          </table:table-cell>
          <table:table-cell office:value-type="string" calcext:value-type="string">
            <text:p>Question 2.</text:p>
            <text:p/>
            <text:p>Determine which figure from the answer options can be created by connecting the figures from the task. The letters on the edges of the figures will show you how to connect them.</text:p>
            <text:p/>
            <text:p>Choose the correct answer:</text:p>
            <text:p/>
            <text:p/>
          </table:table-cell>
        </table:table-row>
        <table:table-row table:style-name="ro15">
          <table:table-cell office:value-type="string" calcext:value-type="string">
            <text:p>QUESTION_3</text:p>
          </table:table-cell>
          <table:table-cell office:value-type="string" calcext:value-type="string">
            <text:p>Задание 3. </text:p>
            <text:p/>
            <text:p>Определите, какая фигура из вариантов ответа может быть получена при соединении фигур из задания. Буквы на краях фигур покажут Вам, как их соединить.</text:p>
            <text:p/>
            <text:p>Выберите правильный ответ:</text:p>
            <text:p/>
            <text:p/>
          </table:table-cell>
          <table:table-cell office:value-type="string" calcext:value-type="string">
            <text:p>Question 3.</text:p>
            <text:p/>
            <text:p>Determine which figure from the answer options can be created by connecting the figures from the task. The letters on the edges of the figures will show you how to connect them.</text:p>
            <text:p/>
            <text:p>Choose the correct answer:</text:p>
            <text:p/>
            <text:p/>
          </table:table-cell>
        </table:table-row>
        <table:table-row table:style-name="ro15">
          <table:table-cell office:value-type="string" calcext:value-type="string">
            <text:p>QUESTION_4</text:p>
          </table:table-cell>
          <table:table-cell office:value-type="string" calcext:value-type="string">
            <text:p>Задание 4. </text:p>
            <text:p/>
            <text:p>Определите, какая фигура из вариантов ответа может быть получена при соединении фигур из задания. Буквы на краях фигур покажут Вам, как их соединить.</text:p>
            <text:p/>
            <text:p>Выберите правильный ответ:</text:p>
            <text:p/>
            <text:p/>
          </table:table-cell>
          <table:table-cell office:value-type="string" calcext:value-type="string">
            <text:p>Question 4.</text:p>
            <text:p/>
            <text:p>Determine which figure from the answer options can be created by connecting the figures from the task. The letters on the edges of the figures will show you how to connect them.</text:p>
            <text:p/>
            <text:p>Choose the correct answer:</text:p>
            <text:p/>
            <text:p/>
          </table:table-cell>
        </table:table-row>
        <table:table-row table:style-name="ro15">
          <table:table-cell office:value-type="string" calcext:value-type="string">
            <text:p>QUESTION_5</text:p>
          </table:table-cell>
          <table:table-cell office:value-type="string" calcext:value-type="string">
            <text:p>Задание 5. Определите, какая фигура из вариантов ответа может быть получена при соединении фигур из задания. Буквы на краях фигур покажут Вам, как их соединить.Выберите правильный ответ:A.B.C.D.E.</text:p>
          </table:table-cell>
          <table:table-cell office:value-type="string" calcext:value-type="string">
            <text:p>Question 5.</text:p>
            <text:p/>
            <text:p>Determine which figure from the answer options can be created by connecting the figures from the task. The letters on the edges of the figures will show you how to connect them.</text:p>
            <text:p/>
            <text:p>Choose the correct answer:</text:p>
            <text:p/>
            <text:p/>
          </table:table-cell>
        </table:table-row>
        <table:table-row table:style-name="ro15">
          <table:table-cell office:value-type="string" calcext:value-type="string">
            <text:p>QUESTION_6</text:p>
          </table:table-cell>
          <table:table-cell office:value-type="string" calcext:value-type="string">
            <text:p>Задание 6. Определите, какая фигура из вариантов ответа может быть получена при соединении фигур из задания. Буквы на краях фигур покажут Вам, как их соединить.Выберите правильный ответ:A.B.C.D.E.</text:p>
          </table:table-cell>
          <table:table-cell office:value-type="string" calcext:value-type="string">
            <text:p>Question 6.</text:p>
            <text:p/>
            <text:p>Determine which figure from the answer options can be created by connecting the figures from the task. The letters on the edges of the figures will show you how to connect them.</text:p>
            <text:p/>
            <text:p>Choose the correct answer:</text:p>
            <text:p/>
            <text:p/>
          </table:table-cell>
        </table:table-row>
        <table:table-row table:style-name="ro15">
          <table:table-cell office:value-type="string" calcext:value-type="string">
            <text:p>QUESTION_7</text:p>
          </table:table-cell>
          <table:table-cell office:value-type="string" calcext:value-type="string">
            <text:p>Задание 7. Определите, какая фигура из вариантов ответа может быть получена при соединении фигур из задания. Буквы на краях фигур покажут Вам, как их соединить.Выберите правильный ответ:A.B.C.D.E.</text:p>
          </table:table-cell>
          <table:table-cell office:value-type="string" calcext:value-type="string">
            <text:p>Question 7.</text:p>
            <text:p/>
            <text:p>Determine which figure from the answer options can be created by connecting the figures from the task. The letters on the edges of the figures will show you how to connect them.</text:p>
            <text:p/>
            <text:p>Choose the correct answer:</text:p>
            <text:p/>
            <text:p/>
          </table:table-cell>
        </table:table-row>
        <table:table-row table:style-name="ro15">
          <table:table-cell office:value-type="string" calcext:value-type="string">
            <text:p>QUESTION_8</text:p>
          </table:table-cell>
          <table:table-cell office:value-type="string" calcext:value-type="string">
            <text:p>Задание 8. Определите, какая фигура из вариантов ответа может быть получена при соединении фигур из задания. Буквы на краях фигур покажут Вам, как их соединить.Выберите правильный ответ:A.B.C.D.E.</text:p>
          </table:table-cell>
          <table:table-cell office:value-type="string" calcext:value-type="string">
            <text:p>Question 8.</text:p>
            <text:p/>
            <text:p>Determine which figure from the answer options can be created by connecting the figures from the task. The letters on the edges of the figures will show you how to connect them.</text:p>
            <text:p/>
            <text:p>Choose the correct answer:</text:p>
            <text:p/>
            <text:p/>
          </table:table-cell>
        </table:table-row>
        <table:table-row table:style-name="ro15">
          <table:table-cell office:value-type="string" calcext:value-type="string">
            <text:p>QUESTION_9</text:p>
          </table:table-cell>
          <table:table-cell office:value-type="string" calcext:value-type="string">
            <text:p>Задание 9. Определите, какая фигура из вариантов ответа может быть получена при соединении фигур из задания. Буквы на краях фигур покажут Вам, как их соединить.Выберите правильный ответ:A.B.C.D.E.</text:p>
          </table:table-cell>
          <table:table-cell office:value-type="string" calcext:value-type="string">
            <text:p>Question 9.</text:p>
            <text:p/>
            <text:p>Determine which figure from the answer options can be created by connecting the figures from the task. The letters on the edges of the figures will show you how to connect them.</text:p>
            <text:p/>
            <text:p>Choose the correct answer:</text:p>
            <text:p/>
            <text:p/>
          </table:table-cell>
        </table:table-row>
        <table:table-row table:style-name="ro15">
          <table:table-cell table:style-name="ce17" office:value-type="string" calcext:value-type="string">
            <text:p>QUESTION_10</text:p>
          </table:table-cell>
          <table:table-cell office:value-type="string" calcext:value-type="string">
            <text:p>Задание 10. Определите, какая фигура из вариантов ответа может быть получена при соединении фигур из задания. Буквы на краях фигур покажут Вам, как их соединить.Выберите правильный ответ:A.B.C.D.E.</text:p>
          </table:table-cell>
          <table:table-cell office:value-type="string" calcext:value-type="string">
            <text:p>Question 10.</text:p>
            <text:p/>
            <text:p>Determine which figure from the answer options can be created by connecting the figures from the task. The letters on the edges of the figures will show you how to connect them.</text:p>
            <text:p/>
            <text:p>Choose the correct answer:</text:p>
            <text:p/>
            <text:p/>
          </table:table-cell>
        </table:table-row>
        <table:table-row table:style-name="ro15">
          <table:table-cell office:value-type="string" calcext:value-type="string">
            <text:p>QUESTION_11</text:p>
          </table:table-cell>
          <table:table-cell office:value-type="string" calcext:value-type="string">
            <text:p>Задание 11. Определите, какая фигура из вариантов ответа может быть получена при соединении фигур из задания. Буквы на краях фигур покажут Вам, как их соединить.Выберите правильный ответ:A.B.C.D.E.</text:p>
          </table:table-cell>
          <table:table-cell office:value-type="string" calcext:value-type="string">
            <text:p>Question 11.</text:p>
            <text:p/>
            <text:p>Determine which figure from the answer options can be created by connecting the figures from the task. The letters on the edges of the figures will show you how to connect them.</text:p>
            <text:p/>
            <text:p>Choose the correct answer:</text:p>
            <text:p/>
            <text:p/>
          </table:table-cell>
        </table:table-row>
        <table:table-row table:style-name="ro15">
          <table:table-cell office:value-type="string" calcext:value-type="string">
            <text:p>QUESTION_12</text:p>
          </table:table-cell>
          <table:table-cell office:value-type="string" calcext:value-type="string">
            <text:p>Задание 12. Определите, какая фигура из вариантов ответа может быть получена при соединении фигур из задания. Буквы на краях фигур покажут Вам, как их соединить.Выберите правильный ответ:A.B.C.D.E.</text:p>
          </table:table-cell>
          <table:table-cell office:value-type="string" calcext:value-type="string">
            <text:p>Question 12.</text:p>
            <text:p/>
            <text:p>Determine which figure from the answer options can be created by connecting the figures from the task. The letters on the edges of the figures will show you how to connect them.</text:p>
            <text:p/>
            <text:p>Choose the correct answer:</text:p>
            <text:p/>
            <text:p/>
          </table:table-cell>
        </table:table-row>
        <table:table-row table:style-name="ro15">
          <table:table-cell office:value-type="string" calcext:value-type="string">
            <text:p>QUESTION_13</text:p>
          </table:table-cell>
          <table:table-cell office:value-type="string" calcext:value-type="string">
            <text:p>Задание 13. Определите, какая фигура из вариантов ответа может быть получена при соединении фигур из задания. Буквы на краях фигур покажут Вам, как их соединить.Выберите правильный ответ:A.B.C.D.E.</text:p>
          </table:table-cell>
          <table:table-cell office:value-type="string" calcext:value-type="string">
            <text:p>Question 13.</text:p>
            <text:p/>
            <text:p>Determine which figure from the answer options can be created by connecting the figures from the task. The letters on the edges of the figures will show you how to connect them.</text:p>
            <text:p/>
            <text:p>Choose the correct answer:</text:p>
            <text:p/>
            <text:p/>
          </table:table-cell>
        </table:table-row>
        <table:table-row table:style-name="ro15">
          <table:table-cell office:value-type="string" calcext:value-type="string">
            <text:p>QUESTION_14</text:p>
          </table:table-cell>
          <table:table-cell office:value-type="string" calcext:value-type="string">
            <text:p>Задание 14. Определите, какая фигура из вариантов ответа может быть получена при соединении фигур из задания. Буквы на краях фигур покажут Вам, как их соединить.Выберите правильный ответ:A.B.C.D.E.</text:p>
          </table:table-cell>
          <table:table-cell office:value-type="string" calcext:value-type="string">
            <text:p>Question 14.</text:p>
            <text:p/>
            <text:p>Determine which figure from the answer options can be created by connecting the figures from the task. The letters on the edges of the figures will show you how to connect them.</text:p>
            <text:p/>
            <text:p>Choose the correct answer:</text:p>
            <text:p/>
            <text:p/>
          </table:table-cell>
        </table:table-row>
        <table:table-row table:style-name="ro15">
          <table:table-cell office:value-type="string" calcext:value-type="string">
            <text:p>QUESTION_15</text:p>
          </table:table-cell>
          <table:table-cell office:value-type="string" calcext:value-type="string">
            <text:p>Задание 15. Определите, какая фигура из вариантов ответа может быть получена при соединении фигур из задания. Буквы на краях фигур покажут Вам, как их соединить.Выберите правильный ответ:A.B.C.D.E.</text:p>
          </table:table-cell>
          <table:table-cell office:value-type="string" calcext:value-type="string">
            <text:p>Question 15.</text:p>
            <text:p/>
            <text:p>Determine which figure from the answer options can be created by connecting the figures from the task. The letters on the edges of the figures will show you how to connect them.</text:p>
            <text:p/>
            <text:p>Choose the correct answer:</text:p>
            <text:p/>
            <text:p/>
          </table:table-cell>
        </table:table-row>
      </table:table>
      <table:table table:name="SRT" table:style-name="ta1">
        <table:table-column table:style-name="co11" table:default-cell-style-name="ce16"/>
        <table:table-column table:style-name="co12" table:default-cell-style-name="ce19"/>
        <table:table-column table:style-name="co13" table:default-cell-style-name="ce21"/>
        <table:table-row table:style-name="ro1">
          <table:table-cell table:style-name="ce15" office:value-type="string" calcext:value-type="string">
            <text:p>key</text:p>
          </table:table-cell>
          <table:table-cell table:style-name="Default" office:value-type="string" calcext:value-type="string">
            <text:p>ru</text:p>
          </table:table-cell>
          <table:table-cell table:style-name="Default" office:value-type="string" calcext:value-type="string">
            <text:p>en</text:p>
          </table:table-cell>
        </table:table-row>
        <table:table-row table:style-name="ro1">
          <table:table-cell table:style-name="ce15" office:value-type="string" calcext:value-type="string">
            <text:p>TITLE</text:p>
          </table:table-cell>
          <table:table-cell table:style-name="ce30" office:value-type="string" calcext:value-type="string">
            <text:p>Тест на Ментальное вращение</text:p>
          </table:table-cell>
          <table:table-cell table:style-name="Default" office:value-type="string" calcext:value-type="string">
            <text:p>Shape Rotation Test</text:p>
          </table:table-cell>
        </table:table-row>
        <table:table-row table:style-name="ro14">
          <table:table-cell table:style-name="ce15" office:value-type="string" calcext:value-type="string">
            <text:p>INSTRUCTIONS</text:p>
          </table:table-cell>
          <table:table-cell table:style-name="ce18" office:value-type="string" calcext:value-type="string">
            <text:p>Инструкция</text:p>
            <text:p>В этом цикле заданий Вы увидите совокупность из нескольких фигур и постараетесь мысленно повернуть изображение. Вам необходимо определить, какой из пяти представленных ниже вариантов ответа совпадает с исходным изображением.</text:p>
            <text:p>Важно, чтобы отдельно каждая из фигур в исходном изображении не меняла своей формы и положения.              На выполнение каждого задания отведено 20 секунд. </text:p>
            <text:p>В случае, если Вы не успели ответить за предоставленное количество времени, нажмите на кнопку ниже для продолжения.</text:p>
            <text:p/>
            <text:p>Успехов!</text:p>
          </table:table-cell>
          <table:table-cell office:value-type="string" calcext:value-type="string">
            <text:p>Instructions In this series of tasks, you will see several figures and try to mentally rotate the image. You need to determine which of the five answers below matches the original image. It is important that separately each of the figures in the original image does not change its shape and position. You are given 20 seconds to complete each task. If the time runs out before you click on the right answer, just click Next to continue to the next task. Good luck!</text:p>
          </table:table-cell>
        </table:table-row>
        <table:table-row table:style-name="ro16">
          <table:table-cell table:style-name="ce26" office:value-type="string" calcext:value-type="string">
            <text:p>PRACTICE_QUESTION_1</text:p>
          </table:table-cell>
          <table:table-cell office:value-type="string" calcext:value-type="string">
            <text:p>Пример заданияНиже представлено изображение, составленное из нескольких фигур.Выберите один из пяти вариантов ответа, который является повернутой версией данного изображения.Выберите правильный ответ:A.B.C.D.E.</text:p>
          </table:table-cell>
          <table:table-cell table:style-name="ce19" office:value-type="string" calcext:value-type="string">
            <text:p>Example question. </text:p>
            <text:p/>
            <text:p>Below is an image composed of several figures.</text:p>
            <text:p>Choose one of five answer options, which is a rotated version of this image.</text:p>
            <text:p/>
            <text:p>Choose the correct answer:</text:p>
            <text:p/>
            <text:p><text:span text:style-name="T17"/></text:p>
            <text:p/>
          </table:table-cell>
        </table:table-row>
        <table:table-row table:style-name="ro17">
          <table:table-cell office:value-type="string" calcext:value-type="string">
            <text:p>PRACTICE_FEEDBACK_1</text:p>
          </table:table-cell>
          <table:table-cell office:value-type="string" calcext:value-type="string">
            <text:p>Самопроверка</text:p>
            <text:p/>
            <text:p>Для этого задания правильным ответом является вариант <text:span text:style-name="T1">A</text:span>.</text:p>
            <text:p/>
            <text:p>Нажмите кнопку Вперёд, чтобы приступить к заданиям.</text:p>
          </table:table-cell>
          <table:table-cell table:style-name="ce20" office:value-type="string" calcext:value-type="string">
            <text:p>Self check</text:p>
            <text:p/>
            <text:p>For this question, the correct answer is option A.</text:p>
            <text:p/>
            <text:p>Click the Forward button to start the test.</text:p>
          </table:table-cell>
        </table:table-row>
        <table:table-row table:style-name="ro12">
          <table:table-cell office:value-type="string" calcext:value-type="string">
            <text:p>QUESTION_1</text:p>
          </table:table-cell>
          <table:table-cell office:value-type="string" calcext:value-type="string">
            <text:p>Задание 1. </text:p>
            <text:p>Ниже представлено изображение, составленное из нескольких фигур. Выберите один из пяти вариантов ответа, который является повернутой версией данного изображения.</text:p>
            <text:p/>
            <text:p>Выберите правильный ответ:</text:p>
            <text:p/>
          </table:table-cell>
          <table:table-cell office:value-type="string" calcext:value-type="string">
            <text:p>Question 1. </text:p>
            <text:p/>
            <text:p>Below is an image composed of several figures. Choose one of five answer options, which is a rotated version of this image.</text:p>
            <text:p/>
            <text:p>Choose the correct answer:</text:p>
            <text:p/>
          </table:table-cell>
        </table:table-row>
        <table:table-row table:style-name="ro18">
          <table:table-cell office:value-type="string" calcext:value-type="string">
            <text:p>QUESTION_2</text:p>
          </table:table-cell>
          <table:table-cell office:value-type="string" calcext:value-type="string">
            <text:p>Задание 2. </text:p>
            <text:p/>
            <text:p>Ниже представлено изображение, составленное из нескольких фигур. Выберите один из пяти вариантов ответа, который является повернутой версией данного изображения.</text:p>
            <text:p/>
            <text:p>Выберите правильный ответ:</text:p>
            <text:p/>
            <text:p/>
          </table:table-cell>
          <table:table-cell office:value-type="string" calcext:value-type="string">
            <text:p>Question 2. </text:p>
            <text:p/>
            <text:p>Below is an image composed of several figures. Choose one of five answer options, which is a rotated version of this image.</text:p>
            <text:p/>
            <text:p>Choose the correct answer:</text:p>
            <text:p/>
          </table:table-cell>
        </table:table-row>
        <table:table-row table:style-name="ro12">
          <table:table-cell office:value-type="string" calcext:value-type="string">
            <text:p>QUESTION_3</text:p>
          </table:table-cell>
          <table:table-cell office:value-type="string" calcext:value-type="string">
            <text:p>Задание 3. </text:p>
            <text:p>Ниже представлено изображение, составленное из нескольких фигур. Выберите один из пяти вариантов ответа, который является повернутой версией данного изображения.</text:p>
            <text:p/>
            <text:p>Выберите правильный ответ:</text:p>
            <text:p/>
            <text:p/>
          </table:table-cell>
          <table:table-cell office:value-type="string" calcext:value-type="string">
            <text:p>Question 3. </text:p>
            <text:p/>
            <text:p>Below is an image composed of several figures. Choose one of five answer options, which is a rotated version of this image.</text:p>
            <text:p/>
            <text:p>Choose the correct answer:</text:p>
            <text:p/>
          </table:table-cell>
        </table:table-row>
        <table:table-row table:style-name="ro12">
          <table:table-cell office:value-type="string" calcext:value-type="string">
            <text:p>QUESTION_4</text:p>
          </table:table-cell>
          <table:table-cell office:value-type="string" calcext:value-type="string">
            <text:p>Задание 4. </text:p>
            <text:p>Ниже представлено изображение, составленное из нескольких фигур. Выберите один из пяти вариантов ответа, который является повернутой версией данного изображения.</text:p>
            <text:p/>
            <text:p>Выберите правильный ответ:</text:p>
            <text:p/>
            <text:p/>
          </table:table-cell>
          <table:table-cell office:value-type="string" calcext:value-type="string">
            <text:p>Question 4. </text:p>
            <text:p/>
            <text:p>Below is an image composed of several figures. Choose one of five answer options, which is a rotated version of this image.</text:p>
            <text:p/>
            <text:p>Choose the correct answer:</text:p>
            <text:p/>
          </table:table-cell>
        </table:table-row>
        <table:table-row table:style-name="ro12">
          <table:table-cell office:value-type="string" calcext:value-type="string">
            <text:p>QUESTION_5</text:p>
          </table:table-cell>
          <table:table-cell office:value-type="string" calcext:value-type="string">
            <text:p>Задание 5. </text:p>
            <text:p>Ниже представлено изображение, составленное из нескольких фигур. Выберите один из пяти вариантов ответа, который является повернутой версией данного изображения.</text:p>
            <text:p/>
            <text:p>Выберите правильный ответ:</text:p>
            <text:p/>
            <text:p/>
          </table:table-cell>
          <table:table-cell office:value-type="string" calcext:value-type="string">
            <text:p>Question 5. </text:p>
            <text:p/>
            <text:p>Below is an image composed of several figures. Choose one of five answer options, which is a rotated version of this image.</text:p>
            <text:p/>
            <text:p>Choose the correct answer:</text:p>
            <text:p/>
          </table:table-cell>
        </table:table-row>
        <table:table-row table:style-name="ro12">
          <table:table-cell office:value-type="string" calcext:value-type="string">
            <text:p>QUESTION_6</text:p>
          </table:table-cell>
          <table:table-cell office:value-type="string" calcext:value-type="string">
            <text:p>Задание 6. </text:p>
            <text:p>Ниже представлено изображение, составленное из нескольких фигур. Выберите один из пяти вариантов ответа, который является повернутой версией данного изображения.</text:p>
            <text:p/>
            <text:p>Выберите правильный ответ:</text:p>
            <text:p/>
            <text:p/>
          </table:table-cell>
          <table:table-cell office:value-type="string" calcext:value-type="string">
            <text:p>Question 6. </text:p>
            <text:p/>
            <text:p>Below is an image composed of several figures. Choose one of five answer options, which is a rotated version of this image.</text:p>
            <text:p/>
            <text:p>Choose the correct answer:</text:p>
            <text:p/>
          </table:table-cell>
        </table:table-row>
        <table:table-row table:style-name="ro12">
          <table:table-cell office:value-type="string" calcext:value-type="string">
            <text:p>QUESTION_7</text:p>
          </table:table-cell>
          <table:table-cell office:value-type="string" calcext:value-type="string">
            <text:p>Задание 7. </text:p>
            <text:p>Ниже представлено изображение, составленное из нескольких фигур. Выберите один из пяти вариантов ответа, который является повернутой версией данного изображения.</text:p>
            <text:p/>
            <text:p>Выберите правильный ответ:</text:p>
            <text:p/>
            <text:p/>
          </table:table-cell>
          <table:table-cell office:value-type="string" calcext:value-type="string">
            <text:p>Question 7. </text:p>
            <text:p/>
            <text:p>Below is an image composed of several figures. Choose one of five answer options, which is a rotated version of this image.</text:p>
            <text:p/>
            <text:p>Choose the correct answer:</text:p>
            <text:p/>
          </table:table-cell>
        </table:table-row>
        <table:table-row table:style-name="ro12">
          <table:table-cell office:value-type="string" calcext:value-type="string">
            <text:p>QUESTION_8</text:p>
          </table:table-cell>
          <table:table-cell office:value-type="string" calcext:value-type="string">
            <text:p>Задание 8. </text:p>
            <text:p>Ниже представлено изображение, составленное из нескольких фигур. Выберите один из пяти вариантов ответа, который является повернутой версией данного изображения.</text:p>
            <text:p/>
            <text:p>Выберите правильный ответ:</text:p>
            <text:p/>
            <text:p/>
          </table:table-cell>
          <table:table-cell office:value-type="string" calcext:value-type="string">
            <text:p>Question 8. </text:p>
            <text:p/>
            <text:p>Below is an image composed of several figures. Choose one of five answer options, which is a rotated version of this image.</text:p>
            <text:p/>
            <text:p>Choose the correct answer:</text:p>
            <text:p/>
          </table:table-cell>
        </table:table-row>
        <table:table-row table:style-name="ro12">
          <table:table-cell office:value-type="string" calcext:value-type="string">
            <text:p>QUESTION_9</text:p>
          </table:table-cell>
          <table:table-cell office:value-type="string" calcext:value-type="string">
            <text:p>Задание 9. </text:p>
            <text:p>Ниже представлено изображение, составленное из нескольких фигур. Выберите один из пяти вариантов ответа, который является повернутой версией данного изображения.</text:p>
            <text:p/>
            <text:p>Выберите правильный ответ:</text:p>
            <text:p/>
            <text:p/>
          </table:table-cell>
          <table:table-cell office:value-type="string" calcext:value-type="string">
            <text:p>Question 9. </text:p>
            <text:p/>
            <text:p>Below is an image composed of several figures. Choose one of five answer options, which is a rotated version of this image.</text:p>
            <text:p/>
            <text:p>Choose the correct answer:</text:p>
            <text:p/>
          </table:table-cell>
        </table:table-row>
        <table:table-row table:style-name="ro12">
          <table:table-cell table:style-name="ce17" office:value-type="string" calcext:value-type="string">
            <text:p>QUESTION_10</text:p>
          </table:table-cell>
          <table:table-cell office:value-type="string" calcext:value-type="string">
            <text:p>Задание 10. </text:p>
            <text:p>Ниже представлено изображение, составленное из нескольких фигур. Выберите один из пяти вариантов ответа, который является повернутой версией данного изображения.</text:p>
            <text:p/>
            <text:p>Выберите правильный ответ:</text:p>
            <text:p/>
            <text:p/>
          </table:table-cell>
          <table:table-cell office:value-type="string" calcext:value-type="string">
            <text:p>Question 10. </text:p>
            <text:p/>
            <text:p>Below is an image composed of several figures. Choose one of five answer options, which is a rotated version of this image.</text:p>
            <text:p/>
            <text:p>Choose the correct answer:</text:p>
            <text:p/>
          </table:table-cell>
        </table:table-row>
        <table:table-row table:style-name="ro12">
          <table:table-cell office:value-type="string" calcext:value-type="string">
            <text:p>QUESTION_11</text:p>
          </table:table-cell>
          <table:table-cell office:value-type="string" calcext:value-type="string">
            <text:p>Задание 11. </text:p>
            <text:p>Ниже представлено изображение, составленное из нескольких фигур. Выберите один из пяти вариантов ответа, который является повернутой версией данного изображения.</text:p>
            <text:p/>
            <text:p>Выберите правильный ответ:</text:p>
            <text:p/>
            <text:p/>
          </table:table-cell>
          <table:table-cell office:value-type="string" calcext:value-type="string">
            <text:p>Question 11. </text:p>
            <text:p/>
            <text:p>Below is an image composed of several figures. Choose one of five answer options, which is a rotated version of this image.</text:p>
            <text:p/>
            <text:p>Choose the correct answer:</text:p>
            <text:p/>
          </table:table-cell>
        </table:table-row>
        <table:table-row table:style-name="ro12">
          <table:table-cell office:value-type="string" calcext:value-type="string">
            <text:p>QUESTION_12</text:p>
          </table:table-cell>
          <table:table-cell office:value-type="string" calcext:value-type="string">
            <text:p>Задание 12. </text:p>
            <text:p>Ниже представлено изображение, составленное из нескольких фигур. Выберите один из пяти вариантов ответа, который является повернутой версией данного изображения.</text:p>
            <text:p/>
            <text:p>Выберите правильный ответ:</text:p>
            <text:p/>
            <text:p/>
          </table:table-cell>
          <table:table-cell office:value-type="string" calcext:value-type="string">
            <text:p>Question 12. </text:p>
            <text:p/>
            <text:p>Below is an image composed of several figures. Choose one of five answer options, which is a rotated version of this image.</text:p>
            <text:p/>
            <text:p>Choose the correct answer:</text:p>
            <text:p/>
          </table:table-cell>
        </table:table-row>
        <table:table-row table:style-name="ro12">
          <table:table-cell office:value-type="string" calcext:value-type="string">
            <text:p>QUESTION_13</text:p>
          </table:table-cell>
          <table:table-cell office:value-type="string" calcext:value-type="string">
            <text:p>Задание 13. </text:p>
            <text:p>Ниже представлено изображение, составленное из нескольких фигур. Выберите один из пяти вариантов ответа, который является повернутой версией данного изображения.</text:p>
            <text:p/>
            <text:p>Выберите правильный ответ:</text:p>
            <text:p/>
            <text:p/>
          </table:table-cell>
          <table:table-cell office:value-type="string" calcext:value-type="string">
            <text:p>Question 13. </text:p>
            <text:p/>
            <text:p>Below is an image composed of several figures. Choose one of five answer options, which is a rotated version of this image.</text:p>
            <text:p/>
            <text:p>Choose the correct answer:</text:p>
            <text:p/>
          </table:table-cell>
        </table:table-row>
        <table:table-row table:style-name="ro12">
          <table:table-cell office:value-type="string" calcext:value-type="string">
            <text:p>QUESTION_14</text:p>
          </table:table-cell>
          <table:table-cell office:value-type="string" calcext:value-type="string">
            <text:p>Задание 14. </text:p>
            <text:p>Ниже представлено изображение, составленное из нескольких фигур. Выберите один из пяти вариантов ответа, который является повернутой версией данного изображения.</text:p>
            <text:p/>
            <text:p>Выберите правильный ответ:</text:p>
            <text:p/>
            <text:p/>
          </table:table-cell>
          <table:table-cell office:value-type="string" calcext:value-type="string">
            <text:p>Question 14. </text:p>
            <text:p/>
            <text:p>Below is an image composed of several figures. Choose one of five answer options, which is a rotated version of this image.</text:p>
            <text:p/>
            <text:p>Choose the correct answer:</text:p>
            <text:p/>
          </table:table-cell>
        </table:table-row>
        <table:table-row table:style-name="ro12">
          <table:table-cell office:value-type="string" calcext:value-type="string">
            <text:p>QUESTION_15</text:p>
          </table:table-cell>
          <table:table-cell office:value-type="string" calcext:value-type="string">
            <text:p>Задание 15. </text:p>
            <text:p>Ниже представлено изображение, составленное из нескольких фигур. Выберите один из пяти вариантов ответа, который является повернутой версией данного изображения.</text:p>
            <text:p/>
            <text:p>Выберите правильный ответ:</text:p>
            <text:p/>
            <text:p/>
          </table:table-cell>
          <table:table-cell office:value-type="string" calcext:value-type="string">
            <text:p>Question 15. </text:p>
            <text:p/>
            <text:p>Below is an image composed of several figures. Choose one of five answer options, which is a rotated version of this image.</text:p>
            <text:p/>
            <text:p>Choose the correct answer:</text:p>
            <text:p/>
          </table:table-cell>
        </table:table-row>
      </table:table>
      <table:table table:name="GENERAL" table:style-name="ta1">
        <table:table-column table:style-name="co14" table:default-cell-style-name="Default"/>
        <table:table-column table:style-name="co15" table:default-cell-style-name="Default"/>
        <table:table-column table:style-name="co16" table:default-cell-style-name="Default"/>
        <table:table-row table:style-name="ro1">
          <table:table-cell table:style-name="ce15" office:value-type="string" calcext:value-type="string">
            <text:p>key</text:p>
          </table:table-cell>
          <table:table-cell table:style-name="ce18" office:value-type="string" calcext:value-type="string">
            <text:p>ru</text:p>
          </table:table-cell>
          <table:table-cell table:style-name="ce20" office:value-type="string" calcext:value-type="string">
            <text:p>en</text:p>
          </table:table-cell>
        </table:table-row>
        <table:table-row table:style-name="ro6">
          <table:table-cell office:value-type="string" calcext:value-type="string">
            <text:p>E.G.</text:p>
          </table:table-cell>
          <table:table-cell office:value-type="string" calcext:value-type="string">
            <text:p>например</text:p>
          </table:table-cell>
          <table:table-cell office:value-type="string" calcext:value-type="string">
            <text:p>e.g.</text:p>
          </table:table-cell>
        </table:table-row>
        <table:table-row table:style-name="ro19">
          <table:table-cell table:style-name="ce38" office:value-type="string" calcext:value-type="string">
            <text:p>ENTER_ID</text:p>
          </table:table-cell>
          <table:table-cell office:value-type="string" calcext:value-type="string">
            <text:p>Пожалуйста, введите ваш идентификатор участника.</text:p>
          </table:table-cell>
          <table:table-cell table:style-name="ce38" office:value-type="string" calcext:value-type="string">
            <text:p>Please enter your particpant ID.</text:p>
          </table:table-cell>
        </table:table-row>
        <table:table-row table:style-name="ro6">
          <table:table-cell office:value-type="string" calcext:value-type="string">
            <text:p>CONTINUE</text:p>
          </table:table-cell>
          <table:table-cell office:value-type="string" calcext:value-type="string">
            <text:p>продолжайте</text:p>
          </table:table-cell>
          <table:table-cell office:value-type="string" calcext:value-type="string">
            <text:p>Continue</text:p>
          </table:table-cell>
        </table:table-row>
        <table:table-row table:style-name="ro6">
          <table:table-cell office:value-type="string" calcext:value-type="string">
            <text:p>RESULTS_SAVED</text:p>
          </table:table-cell>
          <table:table-cell office:value-type="string" calcext:value-type="string">
            <text:p>Ваши результаты были сохранены.</text:p>
          </table:table-cell>
          <table:table-cell office:value-type="string" calcext:value-type="string">
            <text:p>Your results have been saved.</text:p>
          </table:table-cell>
        </table:table-row>
        <table:table-row table:style-name="ro6">
          <table:table-cell office:value-type="string" calcext:value-type="string">
            <text:p>CLOSE_BROWSER</text:p>
          </table:table-cell>
          <table:table-cell office:value-type="string" calcext:value-type="string">
            <text:p>&lt;br&gt;Закрыть браузер</text:p>
          </table:table-cell>
          <table:table-cell office:value-type="string" calcext:value-type="string">
            <text:p>&lt;br&gt;You can close the browser window now.</text:p>
          </table:table-cell>
        </table:table-row>
        <table:table-row table:style-name="ro6">
          <table:table-cell office:value-type="string" calcext:value-type="string">
            <text:p>CORRECT</text:p>
          </table:table-cell>
          <table:table-cell office:value-type="string" calcext:value-type="string">
            <text:p>Правильно!</text:p>
          </table:table-cell>
          <table:table-cell office:value-type="string" calcext:value-type="string">
            <text:p>Correct!</text:p>
          </table:table-cell>
        </table:table-row>
        <table:table-row table:style-name="ro6">
          <table:table-cell office:value-type="string" calcext:value-type="string">
            <text:p>INCORRECT</text:p>
          </table:table-cell>
          <table:table-cell office:value-type="string" calcext:value-type="string">
            <text:p>Неверно.</text:p>
          </table:table-cell>
          <table:table-cell office:value-type="string" calcext:value-type="string">
            <text:p>Incorrec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8">00/00/0000</text:date>, <text:time style:data-style-name="N2" text:time-value="15:41:16.57367247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4T00:40:08.011557438</meta:creation-date>
    <dc:date>2020-05-18T16:08:52.954764277</dc:date>
    <meta:editing-duration>P2DT2H17M39S</meta:editing-duration>
    <meta:editing-cycles>32</meta:editing-cycles>
    <meta:generator>LibreOffice/6.4.3.2$Linux_X86_64 LibreOffice_project/40$Build-2</meta:generator>
    <meta:document-statistic meta:table-count="5" meta:cell-count="267" meta:object-count="0"/>
  </office:meta>
</office:document-meta>
</file>